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BookAntiqua" svg:font-family="BookAntiqu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Antiqua1" svg:font-family="BookAntiqu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ungsuh" svg:font-family="Gungsuh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634cm" fo:margin-left="0cm" fo:margin-top="0cm" fo:margin-bottom="0cm" table:align="left" style:writing-mode="lr-tb"/>
    </style:style>
    <style:style style:name="Table1.A" style:family="table-column">
      <style:table-column-properties style:column-width="8.816cm"/>
    </style:style>
    <style:style style:name="Table1.B" style:family="table-column">
      <style:table-column-properties style:column-width="8.81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7.634cm" fo:margin-left="0cm" fo:margin-top="0cm" fo:margin-bottom="0cm" table:align="left" style:writing-mode="lr-tb"/>
    </style:style>
    <style:style style:name="Table2.A" style:family="table-column">
      <style:table-column-properties style:column-width="8.816cm"/>
    </style:style>
    <style:style style:name="Table2.B" style:family="table-column">
      <style:table-column-properties style:column-width="8.8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8.133cm" fo:margin-left="0cm" fo:margin-top="0cm" fo:margin-bottom="0cm" table:align="left" style:writing-mode="lr-tb"/>
    </style:style>
    <style:style style:name="Table3.A" style:family="table-column">
      <style:table-column-properties style:column-width="9.06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8.133cm" fo:margin-left="0cm" fo:margin-top="0cm" fo:margin-bottom="0cm" table:align="left" style:writing-mode="lr-tb"/>
    </style:style>
    <style:style style:name="Table4.A" style:family="table-column">
      <style:table-column-properties style:column-width="9.06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5" style:family="table">
      <style:table-properties style:width="18.133cm" fo:margin-left="0cm" fo:margin-top="0cm" fo:margin-bottom="0cm" table:align="left" style:writing-mode="lr-tb"/>
    </style:style>
    <style:style style:name="Table5.A" style:family="table-column">
      <style:table-column-properties style:column-width="9.066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6" style:family="table">
      <style:table-properties style:width="18.133cm" fo:margin-left="0cm" fo:margin-top="0cm" fo:margin-bottom="0cm" table:align="left" style:writing-mode="lr-tb"/>
    </style:style>
    <style:style style:name="Table6.A" style:family="table-column">
      <style:table-column-properties style:column-width="9.066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8.133cm" fo:margin-left="0cm" fo:margin-top="0cm" fo:margin-bottom="0cm" table:align="left" style:writing-mode="lr-tb"/>
    </style:style>
    <style:style style:name="Table7.A" style:family="table-column">
      <style:table-column-properties style:column-width="9.066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8" style:family="table">
      <style:table-properties style:width="18.133cm" fo:margin-left="0cm" fo:margin-top="0cm" fo:margin-bottom="0cm" table:align="left" style:writing-mode="lr-tb"/>
    </style:style>
    <style:style style:name="Table8.A" style:family="table-column">
      <style:table-column-properties style:column-width="9.066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Table9" style:family="table">
      <style:table-properties style:width="18.133cm" fo:margin-left="0cm" fo:margin-top="0cm" fo:margin-bottom="0cm" table:align="left" style:writing-mode="lr-tb"/>
    </style:style>
    <style:style style:name="Table9.A" style:family="table-column">
      <style:table-column-properties style:column-width="9.066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="0.5pt solid #000000"/>
    </style:style>
    <style:style style:name="Table10" style:family="table">
      <style:table-properties style:width="18.133cm" fo:margin-left="0cm" fo:margin-top="0cm" fo:margin-bottom="0cm" table:align="left" style:writing-mode="lr-tb"/>
    </style:style>
    <style:style style:name="Table10.A" style:family="table-column">
      <style:table-column-properties style:column-width="9.066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0"/>
    </style:style>
    <style:style style:name="Table11" style:family="table">
      <style:table-properties style:width="16.302cm" fo:margin-left="0cm" fo:margin-top="0cm" fo:margin-bottom="0cm" table:align="left" style:writing-mode="lr-tb"/>
    </style:style>
    <style:style style:name="Table11.A" style:family="table-column">
      <style:table-column-properties style:column-width="3.44cm"/>
    </style:style>
    <style:style style:name="Table11.B" style:family="table-column">
      <style:table-column-properties style:column-width="7.428cm"/>
    </style:style>
    <style:style style:name="Table11.C" style:family="table-column">
      <style:table-column-properties style:column-width="5.43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="0.5pt solid #000000"/>
    </style:style>
    <style:style style:name="Table12" style:family="table">
      <style:table-properties style:width="18.133cm" fo:margin-left="0cm" fo:margin-top="0cm" fo:margin-bottom="0cm" table:align="left" style:writing-mode="lr-tb"/>
    </style:style>
    <style:style style:name="Table12.A" style:family="table-column">
      <style:table-column-properties style:column-width="9.066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9cm" fo:padding-right="0.191cm" fo:padding-top="0cm" fo:padding-bottom="0cm" fo:border="0.5pt solid #000000"/>
    </style:style>
    <style:style style:name="Table13" style:family="table">
      <style:table-properties style:width="18.133cm" fo:margin-left="0cm" fo:margin-top="0cm" fo:margin-bottom="0cm" table:align="left" style:writing-mode="lr-tb"/>
    </style:style>
    <style:style style:name="Table13.A" style:family="table-column">
      <style:table-column-properties style:column-width="9.066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9cm" fo:padding-right="0.191cm" fo:padding-top="0cm" fo:padding-bottom="0cm" fo:border="0.5pt solid #000000"/>
    </style:style>
    <style:style style:name="Table14" style:family="table">
      <style:table-properties style:width="18.133cm" fo:margin-left="0cm" fo:margin-top="0cm" fo:margin-bottom="0cm" table:align="left" style:writing-mode="lr-tb"/>
    </style:style>
    <style:style style:name="Table14.A" style:family="table-column">
      <style:table-column-properties style:column-width="9.066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/>
    </style:style>
    <style:style style:name="P2" style:family="paragraph" style:parent-style-name="Standard">
      <style:text-properties style:font-name="Arial" fo:font-size="12pt" style:font-size-asian="12pt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/>
    </style:style>
    <style:style style:name="P4" style:family="paragraph" style:parent-style-name="Standard"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style:font-name="Arial" fo:font-size="9pt" style:font-size-asian="9pt" style:font-name-complex="Arial1" style:font-size-complex="9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9pt" style:font-size-asian="9pt" style:font-name-complex="Arial1" style:font-size-complex="9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size-asian="9pt" style:font-name-complex="Arial1" style:font-size-complex="9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9pt" fo:font-weight="bold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9pt" fo:font-style="italic" style:font-size-asian="9pt" style:font-style-asian="italic" style:font-name-complex="Arial1" style:font-size-complex="9pt" style:font-style-complex="italic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style-complex="italic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1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1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6pt" style:font-size-asian="16pt" style:font-name-complex="Arial1" style:font-size-complex="16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50%"/>
      <style:text-properties style:font-name="Arial" fo:font-size="16pt" style:font-size-asian="16pt" style:font-name-complex="Arial1" style:font-size-complex="16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8pt" fo:font-weight="bold" style:font-size-asian="8pt" style:font-weight-asian="bold" style:font-name-complex="Arial1" style:font-size-complex="16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style:font-name="Arial" fo:font-style="italic" style:font-style-asian="italic" style:font-name-complex="Arial1" style:font-style-complex="italic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" fo:font-style="italic" style:font-style-asian="italic" style:font-name-complex="Arial1" style:font-style-complex="italic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Arial" fo:font-size="7pt" style:font-size-asian="7pt" style:font-name-complex="Arial1" style:font-size-complex="16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Arial" fo:font-size="7pt" style:font-size-asian="7pt" style:font-name-complex="Arial1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Arial" fo:font-size="7pt" style:font-size-asian="7pt" style:font-name-complex="Arial1" style:font-size-complex="7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Arial" fo:font-size="6pt" style:font-size-asian="6pt" style:font-name-complex="Arial1" style:font-size-complex="16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Arial" fo:font-size="10.5pt" style:font-size-asian="10.5pt" style:font-name-complex="Arial1" style:font-size-complex="10.5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Arial" fo:font-size="13pt" style:font-size-asian="13pt" style:font-name-complex="Arial1" style:font-size-complex="13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Arial" style:font-name-asian="Gungsuh" style:font-name-complex="Arial1"/>
    </style:style>
    <style:style style:name="P37" style:family="paragraph" style:parent-style-name="Standard">
      <style:paragraph-properties fo:margin-top="0cm" fo:margin-bottom="0cm" loext:contextual-spacing="false" fo:line-height="100%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BookAntiqua" fo:font-size="12pt" style:font-size-asian="12pt" style:font-name-complex="BookAntiqua1" style:font-size-complex="12pt"/>
    </style:style>
    <style:style style:name="P39" style:family="paragraph" style:parent-style-name="Heading_20_2">
      <style:paragraph-properties fo:margin-top="0.353cm" fo:margin-bottom="0cm" loext:contextual-spacing="false" fo:line-height="100%"/>
      <style:text-properties style:use-window-font-color="true"/>
    </style:style>
    <style:style style:name="P40" style:family="paragraph" style:parent-style-name="List_20_Paragraph">
      <style:paragraph-properties fo:margin-left="1.508cm" fo:margin-right="0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name-complex="Arial1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Arial" officeooo:paragraph-rsid="00251f41" style:font-name-complex="Arial1" style:font-weight-complex="bold"/>
    </style:style>
    <style:style style:name="P43" style:family="paragraph" style:parent-style-name="List_20_Paragraph" style:master-page-name="Standard">
      <style:paragraph-properties fo:margin-left="1.508cm" fo:margin-right="0cm" fo:text-align="center" style:justify-single-word="false" fo:text-indent="0cm" style:auto-text-indent="false" style:page-number="auto"/>
      <style:text-properties style:font-name="Arial" fo:font-size="14pt" fo:font-weight="bold" style:font-size-asian="14pt" style:font-weight-asian="bold" style:font-name-complex="Arial1"/>
    </style:style>
    <style:style style:name="P44" style:family="paragraph">
      <loext:graphic-properties draw:fill="solid" draw:fill-color="#5a5a5a" draw:opacity="50%"/>
      <style:text-properties style:font-name="Arial Black" fo:font-size="1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weight-asian="bold" style:font-name-complex="Arial1" style:font-style-complex="italic" style:font-weight-complex="bold"/>
    </style:style>
    <style:style style:name="T4" style:family="text">
      <style:text-properties style:font-name="Arial" fo:font-style="italic" fo:font-weight="bold" style:font-style-asian="italic" style:font-weight-asian="bold" style:font-name-complex="Arial1" style:font-style-complex="italic"/>
    </style:style>
    <style:style style:name="T5" style:family="text"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T6" style:family="text">
      <style:text-properties style:font-name="Arial" fo:font-style="italic" style:font-style-asian="italic" style:font-name-complex="Arial1" style:font-style-complex="italic" style:font-weight-complex="bold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style:font-name-complex="Arial1" style:font-weight-complex="bold"/>
    </style:style>
    <style:style style:name="T9" style:family="text">
      <style:text-properties style:font-name="Arial" style:font-name-complex="Arial1" style:font-style-complex="italic" style:font-weight-complex="bold"/>
    </style:style>
    <style:style style:name="T10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Arial" fo:font-size="12pt" style:font-size-asian="12pt" style:font-name-complex="Arial1" style:font-size-complex="12pt" style:font-weight-complex="bold"/>
    </style:style>
    <style:style style:name="T12" style:family="text">
      <style:text-properties style:font-name="Arial" fo:font-size="10.5pt" style:font-size-asian="10.5pt" style:font-name-complex="Arial1" style:font-size-complex="10.5pt"/>
    </style:style>
    <style:style style:name="T13" style:family="text">
      <style:text-properties style:font-name="Arial" fo:font-size="6.5pt" style:font-size-asian="6.5pt" style:font-name-complex="Arial1" style:font-size-complex="6.5pt"/>
    </style:style>
    <style:style style:name="T14" style:family="text">
      <style:text-properties style:font-name="Arial Black" fo:font-size="1pt"/>
    </style:style>
    <style:style style:name="gr1" style:family="graphic">
      <style:graphic-properties draw:stroke="none" svg:stroke-width="0cm" draw:fill="solid" draw:fill-color="#5a5a5a" draw:opacity="50%" draw:textarea-vertical-align="top" draw:auto-grow-height="false" draw:auto-grow-width="false" fo:min-height="8.849cm" fo:min-width="15.644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General &amp; Control State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rogram 1</text:p>
            <text:p text:style-name="P7"/>
            <text:p text:style-name="P37"><text:span text:style-name="T2">// </text:span><text:span text:style-name="T5">Any </text:span><text:span text:style-name="T2"><text:s/>error ?</text:span></text:p>
            <text:p text:style-name="P5"/>
            <text:p text:style-name="P11"># include &lt;stdio.h&gt;</text:p>
            <text:p text:style-name="P37"><text:span text:style-name="T7">int </text:span><text:span text:style-name="T8">main()</text:span></text:p>
            <text:p text:style-name="P12">{</text:p>
            <text:p text:style-name="P11"><text:s text:c="7"/>int n;</text:p>
            <text:p text:style-name="P11"><text:s text:c="7"/>printf ( "Enter a number :\ n”);</text:p>
            <text:p text:style-name="P11"><text:s text:c="7"/>scanf(“%d\n", n);</text:p>
            <text:p text:style-name="P11"/>
            <text:p text:style-name="P11"><text:s text:c="7"/>printf("You entered %d \n",n);</text:p>
            <text:p text:style-name="P11"><text:s text:c="7"/>getch( );</text:p>
            <text:p text:style-name="P11"><text:s text:c="7"/>return 0;</text:p>
            <text:p text:style-name="P11">}</text:p>
          </table:table-cell>
          <table:table-cell table:style-name="Table1.A1" office:value-type="string">
            <text:p text:style-name="P18">Program 2</text:p>
            <text:p text:style-name="P7"/>
            <text:p text:style-name="P37"><text:span text:style-name="T5">// Do you </text:span><text:span text:style-name="T2">see any error</text:span></text:p>
            <text:p text:style-name="P8"/>
            <text:p text:style-name="P11"># include &lt;stdio.h&gt;</text:p>
            <text:p text:style-name="P11"/>
            <text:p text:style-name="P11">int main()</text:p>
            <text:p text:style-name="P11">{</text:p>
            <text:p text:style-name="P11"><text:s text:c="8"/>int a = a;</text:p>
            <text:p text:style-name="P11"><text:s text:c="8"/>printf ("a : %d\n", a);</text:p>
            <text:p text:style-name="P11"><text:s text:c="8"/>getch();</text:p>
            <text:p text:style-name="P11"><text:s text:c="8"/>return 0;</text:p>
            <text:p text:style-name="P11">}</text:p>
            <text:p text:style-name="P11"/>
            <text:p text:style-name="P37"/>
          </table:table-cell>
        </table:table-row>
        <table:table-row table:style-name="Table1.1">
          <table:table-cell table:style-name="Table1.A1" office:value-type="string">
            <text:p text:style-name="P18">Program 3</text:p>
            <text:p text:style-name="P7"/>
            <text:p text:style-name="P29">// Output = ?</text:p>
            <text:p text:style-name="P9"/>
            <text:p text:style-name="P11"># include &lt;stdio.h&gt;</text:p>
            <text:p text:style-name="P11">int main()</text:p>
            <text:p text:style-name="P11">{</text:p>
            <text:p text:style-name="P11"><text:s text:c="8"/>int i=43;</text:p>
            <text:p text:style-name="P11"><text:s text:c="8"/>printf(“%d\n",printf(“%d”,printf(“%d",i)));</text:p>
            <text:p text:style-name="P11"><text:s text:c="8"/>getch();</text:p>
            <text:p text:style-name="P11"><text:s text:c="8"/>return 0;</text:p>
            <text:p text:style-name="P12">}</text:p>
          </table:table-cell>
          <table:table-cell table:style-name="Table1.A1" office:value-type="string">
            <text:p text:style-name="P18">Program 4</text:p>
            <text:h text:style-name="P39" text:outline-level="2">// Output =?</text:h>
            <text:p text:style-name="P9"/>
            <text:p text:style-name="P11">#include &lt;stdio.h&gt;</text:p>
            <text:p text:style-name="P11">#define HI 45</text:p>
            <text:p text:style-name="P37"><text:span text:style-name="T7">int </text:span><text:span text:style-name="T8">main()</text:span></text:p>
            <text:p text:style-name="P12">{</text:p>
            <text:p text:style-name="P11"><text:s text:c="7"/>printf (“HI\n”) ;</text:p>
            <text:p text:style-name="P11"><text:s text:c="7"/>getch() ;</text:p>
            <text:p text:style-name="P37"><text:span text:style-name="T7"><text:s text:c="7"/>return </text:span><text:span text:style-name="T8">0;</text:span></text:p>
            <text:p text:style-name="P12">}</text:p>
          </table:table-cell>
        </table:table-row>
        <table:table-row table:style-name="Table1.1">
          <table:table-cell table:style-name="Table1.A1" office:value-type="string">
            <text:p text:style-name="P18">Program 5</text:p>
            <text:p text:style-name="P37"><text:span text:style-name="T5">// How many times programs </text:span><text:span text:style-name="T2">will wait </text:span><text:span text:style-name="T5">for user Input?</text:span></text:p>
            <text:p text:style-name="P7"><text:soft-page-break/></text:p>
            <text:p text:style-name="P11"># include &lt;stdio.h&gt;</text:p>
            <text:p text:style-name="P11">int main( )</text:p>
            <text:p text:style-name="P12">{</text:p>
            <text:p text:style-name="P11"><text:s text:c="6"/>char c;</text:p>
            <text:p text:style-name="P37"><text:span text:style-name="T8"><text:s text:c="6"/>scanf("%c",</text:span><text:span text:style-name="T6">&amp;c);</text:span></text:p>
            <text:p text:style-name="P11"><text:s text:c="6"/>printf(“%c\n”,c);</text:p>
            <text:p text:style-name="P11"/>
            <text:p text:style-name="P11"><text:s text:c="6"/>scanf (" %c”, &amp;c);</text:p>
            <text:p text:style-name="P11"><text:s text:c="6"/>printf("%c\n",c ) ;</text:p>
            <text:p text:style-name="P11"><text:s text:c="6"/>return 0;</text:p>
            <text:p text:style-name="P11">}</text:p>
          </table:table-cell>
          <table:table-cell table:style-name="Table1.A1" office:value-type="string">
            <text:p text:style-name="P18">Program 6</text:p>
            <text:p text:style-name="P15">// Is it valid C program?</text:p>
            <text:p text:style-name="P7"/>
            <text:p text:style-name="P11"><text:soft-page-break/># include &lt;stdio.h&gt;</text:p>
            <text:p text:style-name="P11">int main( )</text:p>
            <text:p text:style-name="P11">{</text:p>
            <text:p text:style-name="P11"><text:s text:c="7"/>int a= 6;</text:p>
            <text:p text:style-name="P11"><text:s text:c="7"/>printf (&amp;a[“Hello World"]);</text:p>
            <text:p text:style-name="P11"><text:s text:c="7"/>getch() ;</text:p>
            <text:p text:style-name="P11"><text:s text:c="7"/>return 0;</text:p>
            <text:p text:style-name="P11"/>
            <text:p text:style-name="P11"/>
            <text:p text:style-name="P37"><text:s text:c="76"/></text:p>
            <text:p text:style-name="P12">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Program 7</text:p>
            <text:p text:style-name="P7"/>
            <text:p text:style-name="P37"><text:span text:style-name="T2">// </text:span><text:span text:style-name="T5">Write </text:span><text:span text:style-name="T2">a </text:span><text:span text:style-name="T5">C </text:span><text:span text:style-name="T2">"Hello Word" program without </text:span><text:span text:style-name="T5">semicolon [;] </text:span></text:p>
            <text:p text:style-name="P9"/>
            <text:p text:style-name="P11"># include &lt;stdio.h&gt;</text:p>
            <text:p text:style-name="P11"/>
            <text:p text:style-name="P11">main( )</text:p>
            <text:p text:style-name="P12">{</text:p>
            <text:p text:style-name="P11"><text:s text:c="7"/>if (printf ( " Hello World ! ! !") )</text:p>
            <text:p text:style-name="P11"><text:s text:c="7"/>{ }</text:p>
            <text:p text:style-name="P11">}</text:p>
          </table:table-cell>
          <table:table-cell table:style-name="Table2.A1" office:value-type="string">
            <text:p text:style-name="P18">Program 8</text:p>
            <text:p text:style-name="P7"/>
            <text:p text:style-name="P15">/* consider that file zzz.h starts here */</text:p>
            <text:p text:style-name="P11">printf ( " Hello" ) ;</text:p>
            <text:p text:style-name="P15">/* and <text:s/>ends <text:s/>here */</text:p>
            <text:p text:style-name="P11"/>
            <text:p text:style-name="P11">void main( )</text:p>
            <text:p text:style-name="P12">{</text:p>
            <text:p text:style-name="P11"><text:s text:c="8"/># include "zzz.h"</text:p>
            <text:p text:style-name="P11"><text:s text:c="8"/>printf("World") ;</text:p>
            <text:p text:style-name="P11"><text:s text:c="8"/>getch();</text:p>
            <text:p text:style-name="P12">}</text:p>
            <text:p text:style-name="P9"/>
            <text:p text:style-name="P37"><text:span text:style-name="T3">// What is the output of </text:span><text:span text:style-name="T2">above </text:span><text:span text:style-name="T3">program</text:span></text:p>
          </table:table-cell>
        </table:table-row>
        <table:table-row table:style-name="Table2.1">
          <table:table-cell table:style-name="Table2.A1" office:value-type="string">
            <text:p text:style-name="P18">Program 9</text:p>
            <text:p text:style-name="P7"/>
            <text:p text:style-name="P11"># include &lt;stdio.h&gt;</text:p>
            <text:p text:style-name="P11">void disp()</text:p>
            <text:p text:style-name="P11">{</text:p>
            <text:p text:style-name="P11"><text:s text:c="8"/>printf(“ \n Hi ”);</text:p>
            <text:p text:style-name="P11"><text:s text:c="8"/>main();</text:p>
            <text:p text:style-name="P11">}</text:p>
            <text:p text:style-name="P11"/>
            <text:p text:style-name="P11">int main()</text:p>
            <text:p text:style-name="P11">{</text:p>
            <text:p text:style-name="P11"><text:s text:c="7"/>printf(“ \n Hello”);</text:p>
            <text:p text:style-name="P11"><text:s text:c="7"/>disp();</text:p>
            <text:p text:style-name="P11">}</text:p>
          </table:table-cell>
          <table:table-cell table:style-name="Table2.A1" office:value-type="string">
            <text:p text:style-name="P18">Program 10</text:p>
            <text:p text:style-name="P7"/>
            <text:p text:style-name="P18">//c /c++</text:p>
            <text:p text:style-name="P11"/>
            <text:p text:style-name="P11">int main()</text:p>
            <text:p text:style-name="P11">{</text:p>
            <text:p text:style-name="P11"><text:s text:c="6"/>float a=0.7;</text:p>
            <text:p text:style-name="P11"><text:s text:c="6"/>if(a &lt; 0.7)</text:p>
            <text:p text:style-name="P11"><text:s text:c="11"/>printf(“c”);</text:p>
            <text:p text:style-name="P11"><text:s text:c="6"/>else</text:p>
            <text:p text:style-name="P11"><text:s text:c="11"/>printf(“c++”);</text:p>
            <text:p text:style-name="P11"><text:s text:c="6"/>getch();</text:p>
            <text:p text:style-name="P11">}</text:p>
          </table:table-cell>
        </table:table-row>
        <table:table-row table:style-name="Table2.1">
          <table:table-cell table:style-name="Table2.A1" office:value-type="string">
            <text:p text:style-name="P18">Program 11</text:p>
            <text:p text:style-name="P7"/>
            <text:p text:style-name="P37"><text:span text:style-name="T10">//What would be output of the program</text:span><text:span text:style-name="T2">?</text:span></text:p>
            <text:p text:style-name="P11"/>
            <text:p text:style-name="P11"><text:soft-page-break/># include “stdio.h”</text:p>
            <text:p text:style-name="P11">int main ()</text:p>
            <text:p text:style-name="P11">{</text:p>
            <text:p text:style-name="P11"><text:s text:c="7"/>int i = 4;</text:p>
            <text:p text:style-name="P11"><text:s text:c="7"/>switch(i)</text:p>
            <text:p text:style-name="P11"><text:s text:c="7"/>{</text:p>
            <text:p text:style-name="P11"><text:s text:c="9"/>default:</text:p>
            <text:p text:style-name="P11"><text:s text:c="21"/>printf(“DEFAULT...\n”);</text:p>
            <text:p text:style-name="P11"><text:s text:c="9"/>case 1:</text:p>
            <text:p text:style-name="P11"><text:s text:c="21"/>printf(“CASE 1...\n”);</text:p>
            <text:p text:style-name="P11"><text:s text:c="21"/>break;</text:p>
            <text:p text:style-name="P11"><text:s text:c="8"/>case 2:</text:p>
            <text:p text:style-name="P11"><text:s text:c="21"/>printf(“CASE 2...\n”);</text:p>
            <text:p text:style-name="P11"><text:s text:c="21"/>break;</text:p>
            <text:p text:style-name="P11"><text:s text:c="8"/>case 3:</text:p>
            <text:p text:style-name="P11"><text:s text:c="21"/>printf(“CASE 3...\n”);</text:p>
            <text:p text:style-name="P11"><text:s text:c="8"/></text:p>
            <text:p text:style-name="P11"><text:s text:c="8"/>}</text:p>
            <text:p text:style-name="P11"><text:s text:c="7"/>getch();</text:p>
            <text:p text:style-name="P11">}</text:p>
          </table:table-cell>
          <table:table-cell table:style-name="Table2.A1" office:value-type="string">
            <text:p text:style-name="P18">Program 12</text:p>
            <text:p text:style-name="P7"/>
            <text:p text:style-name="P11"># include “stdio.h”</text:p>
            <text:p text:style-name="P11">int main ()</text:p>
            <text:p text:style-name="P11"><text:soft-page-break/>{</text:p>
            <text:p text:style-name="P11"><text:s text:c="6"/>int k=4;</text:p>
            <text:p text:style-name="P11"><text:s text:c="6"/>switch(k)</text:p>
            <text:p text:style-name="P11"><text:s text:c="6"/>{</text:p>
            <text:p text:style-name="P11"><text:s text:c="11"/>default: printf(“A”);</text:p>
            <text:p text:style-name="P11"><text:s text:c="11"/>case 1: printf(“B”);</text:p>
            <text:p text:style-name="P11"><text:s text:c="11"/>case 4: printf(“C”);</text:p>
            <text:p text:style-name="P11"><text:s text:c="11"/>case 2+3-1: printf(“D”);</text:p>
            <text:p text:style-name="P11"><text:s text:c="6"/>}</text:p>
            <text:p text:style-name="P11"><text:s text:c="5"/>getch();</text:p>
            <text:p text:style-name="P11"><text:s text:c="5"/>return 0;</text:p>
            <text:p text:style-name="P11">}</text:p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7">Program 13</text:p>
            <text:p text:style-name="P15"/>
            <text:p text:style-name="P15">// What would be the output of the program?</text:p>
            <text:p text:style-name="P17"/>
            <text:p text:style-name="P11">#include “stdio.h”</text:p>
            <text:p text:style-name="P11">int main()</text:p>
            <text:p text:style-name="P11">{</text:p>
            <text:p text:style-name="P11"><text:s text:c="10"/>int i = 4;</text:p>
            <text:p text:style-name="P11"><text:s text:c="10"/>switch(i)</text:p>
            <text:p text:style-name="P11"><text:s text:c="10"/>{</text:p>
            <text:p text:style-name="P11"><text:s text:c="22"/>default :</text:p>
            <text:p text:style-name="P11"><text:s text:c="34"/>printf(“DEFAULT...\n”);</text:p>
            <text:p text:style-name="P11"><text:s text:c="22"/>case 1:</text:p>
            <text:p text:style-name="P11"><text:s text:c="34"/>printf(“CASE 1...\n”);</text:p>
            <text:p text:style-name="P11"><text:s text:c="34"/>break;</text:p>
            <text:p text:style-name="P11"><text:s text:c="22"/>case i :</text:p>
            <text:p text:style-name="P11"><text:s text:c="34"/>printf(“CASE 2...\n”);</text:p>
            <text:p text:style-name="P11"><text:s text:c="34"/>break;</text:p>
            <text:p text:style-name="P11"><text:s text:c="22"/>case 3 :</text:p>
            <text:p text:style-name="P11"><text:s text:c="34"/>printf(“CASE 3...\n”);</text:p>
            <text:p text:style-name="P11"><text:s text:c="10"/>}</text:p>
            <text:p text:style-name="P11"><text:s text:c="10"/>getch();</text:p>
            <text:p text:style-name="P11">}</text:p>
            <text:p text:style-name="P11"><text:s text:c="22"/></text:p>
          </table:table-cell>
          <table:table-cell table:style-name="Table3.A1" office:value-type="string">
            <text:p text:style-name="P18">Program 14</text:p>
            <text:p text:style-name="P24">//point <text:s/>out error or output?</text:p>
            <text:p text:style-name="P21"/>
            <text:p text:style-name="P11"># include <text:s/>“stdio.h”</text:p>
            <text:p text:style-name="P11">int main()</text:p>
            <text:p text:style-name="P11">{</text:p>
            <text:p text:style-name="P11"><text:s text:c="6"/>int i = 5:</text:p>
            <text:p text:style-name="P11"><text:s text:c="6"/>switch(i)</text:p>
            <text:p text:style-name="P11"><text:s text:c="6"/>{</text:p>
            <text:p text:style-name="P11"><text:s text:c="11"/>case 1:</text:p>
            <text:p text:style-name="P11"><text:s text:c="11"/>case 4:</text:p>
            <text:p text:style-name="P11"><text:s text:c="11"/>case 8:</text:p>
            <text:p text:style-name="P11"><text:s text:c="21"/>printf(“FIRST...\n”);</text:p>
            <text:p text:style-name="P11"><text:s text:c="21"/>break;</text:p>
            <text:p text:style-name="P11"><text:s text:c="11"/>case 20:</text:p>
            <text:p text:style-name="P11"><text:s text:c="11"/>default:</text:p>
            <text:p text:style-name="P11"><text:s text:c="11"/>case 30:</text:p>
            <text:p text:style-name="P11"><text:s text:c="21"/>printf(“SECOND.../n”)</text:p>
            <text:p text:style-name="P11"><text:s text:c="7"/>}</text:p>
            <text:p text:style-name="P11"><text:s text:c="6"/>getch();</text:p>
            <text:p text:style-name="P11">}</text:p>
          </table:table-cell>
        </table:table-row>
        <table:table-row table:style-name="Table3.1">
          <table:table-cell table:style-name="Table3.A1" table:number-columns-spanned="2" office:value-type="string">
            <text:p text:style-name="P18">Program 15</text:p>
            <text:p text:style-name="P7"/>
            <text:p text:style-name="P15">// What would be output of program?</text:p>
            <text:p text:style-name="P11"/>
            <text:p text:style-name="P11">#include “stdio.h”</text:p>
            <text:p text:style-name="P11">int main( )</text:p>
            <text:p text:style-name="P11">{</text:p>
            <text:p text:style-name="P11"><text:soft-page-break/><text:s text:c="8"/>int i = 4;</text:p>
            <text:p text:style-name="P11"><text:s text:c="8"/>switch(i)</text:p>
            <text:p text:style-name="P11"><text:s text:c="8"/>{</text:p>
            <text:p text:style-name="P11"><text:s text:c="18"/>printf(“DEFAULT...\n”); <text:s text:c="2"/>/*common for all <text:s/>cases*/</text:p>
            <text:p text:style-name="P11"><text:s text:c="18"/>case 2:</text:p>
            <text:p text:style-name="P11"><text:s text:c="30"/>printf(“CASE 2...\n”);</text:p>
            <text:p text:style-name="P11"><text:s text:c="30"/>break;</text:p>
            <text:p text:style-name="P11"><text:s text:c="18"/>case 3:</text:p>
            <text:p text:style-name="P11"><text:s text:c="30"/>printf(“CASE 3...\n”);</text:p>
            <text:p text:style-name="P11"><text:s text:c="30"/>break;</text:p>
            <text:p text:style-name="P11"><text:s text:c="18"/>case 4:</text:p>
            <text:p text:style-name="P11"><text:s text:c="30"/>printf(“CASE 4...\n”);</text:p>
            <text:p text:style-name="P11"><text:s text:c="9"/>}</text:p>
            <text:p text:style-name="P11"><text:s text:c="9"/>getch();</text:p>
            <text:p text:style-name="P11">}</text:p>
            <text:p text:style-name="P37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8">Program 16</text:p>
            <text:p text:style-name="P7"/>
            <text:p text:style-name="P24">Do you see any error here? </text:p>
            <text:p text:style-name="P21"/>
            <text:p text:style-name="P21"># include &lt;stdio.h&gt;</text:p>
            <text:p text:style-name="P21">int main( )</text:p>
            <text:p text:style-name="P21">{</text:p>
            <text:p text:style-name="P21"><text:s text:c="9"/>int a=1;</text:p>
            <text:p text:style-name="P21"><text:s text:c="9"/>switch(a)</text:p>
            <text:p text:style-name="P21"><text:s text:c="9"/>{</text:p>
            <text:p text:style-name="P21"><text:s text:c="18"/>int z=20;</text:p>
            <text:p text:style-name="P21"><text:s text:c="18"/>case 1: printf(“b is %d\n”,z);</text:p>
            <text:p text:style-name="P21"><text:s text:c="31"/>break;</text:p>
            <text:p text:style-name="P21"><text:s text:c="18"/>default: printf(“b is %d\n”,z); </text:p>
            <text:p text:style-name="P21"><text:s text:c="31"/>break;</text:p>
            <text:p text:style-name="P21"><text:s text:c="9"/>}</text:p>
            <text:p text:style-name="P21"><text:s text:c="8"/>getch();</text:p>
            <text:p text:style-name="P21"><text:s text:c="8"/>return 0;</text:p>
            <text:p text:style-name="P21">}</text:p>
          </table:table-cell>
          <table:table-cell table:style-name="Table4.A1" office:value-type="string">
            <text:p text:style-name="P18">Program 17</text:p>
            <text:p text:style-name="P15">//what will be the output of program</text:p>
            <text:p text:style-name="P11"/>
            <text:p text:style-name="P11"># include &lt;stdio.h&gt;</text:p>
            <text:p text:style-name="P11">int main()</text:p>
            <text:p text:style-name="P11">{</text:p>
            <text:p text:style-name="P11"><text:s text:c="9"/>int a=50;</text:p>
            <text:p text:style-name="P11"><text:s text:c="9"/>switch(a)</text:p>
            <text:p text:style-name="P11"><text:s text:c="9"/>{</text:p>
            <text:p text:style-name="P11"><text:s text:c="18"/>case ‘1’:</text:p>
            <text:p text:style-name="P11"><text:s text:c="30"/>printf(“ONE\n”);</text:p>
            <text:p text:style-name="P11"><text:s text:c="30"/>break;</text:p>
            <text:p text:style-name="P11"><text:s text:c="18"/>case ‘2’:</text:p>
            <text:p text:style-name="P11"><text:s text:c="30"/>printf(“TWO\n”);</text:p>
            <text:p text:style-name="P11"><text:s text:c="30"/>break;</text:p>
            <text:p text:style-name="P11"><text:s text:c="18"/>default:</text:p>
            <text:p text:style-name="P11"><text:s text:c="29"/>printf(“NONE\n”);</text:p>
            <text:p text:style-name="P11"><text:s text:c="10"/>}</text:p>
            <text:p text:style-name="P11"><text:s text:c="10"/>getch();</text:p>
            <text:p text:style-name="P11"><text:s text:c="10"/>return 0;</text:p>
            <text:p text:style-name="P11">}</text:p>
            <text:p text:style-name="P37"/>
          </table:table-cell>
        </table:table-row>
        <table:table-row table:style-name="Table4.1">
          <table:table-cell table:style-name="Table4.A1" office:value-type="string">
            <text:p text:style-name="P18">Program 18</text:p>
            <text:p text:style-name="P7"/>
            <text:p text:style-name="P11"># include “stdio.h”</text:p>
            <text:p text:style-name="P11">int main()</text:p>
            <text:p text:style-name="P11">{</text:p>
            <text:p text:style-name="P21"><text:s text:c="10"/>char c =’0’;</text:p>
            <text:p text:style-name="P21"><text:s text:c="10"/>if(c) <text:s/>printf(“TRUE”);</text:p>
            <text:p text:style-name="P21"><text:s text:c="10"/>else <text:s/>printf(“FALSE”);</text:p>
            <text:p text:style-name="P21"><text:s text:c="10"/>getch();</text:p>
            <text:p text:style-name="P21"><text:soft-page-break/>}</text:p>
          </table:table-cell>
          <table:table-cell table:style-name="Table4.A1" office:value-type="string">
            <text:p text:style-name="P18">Program 19</text:p>
            <text:p text:style-name="P7"/>
            <text:p text:style-name="P11"># include “stdio.h”</text:p>
            <text:p text:style-name="P11">int main()</text:p>
            <text:p text:style-name="P11">{</text:p>
            <text:p text:style-name="P21"><text:s text:c="8"/>char c = ’0’;</text:p>
            <text:p text:style-name="P21"><text:s text:c="8"/>if(-10)</text:p>
            <text:p text:style-name="P37"><text:span text:style-name="T11"><text:s text:c="16"/></text:span><text:span text:style-name="T8">printf(“1”);</text:span></text:p>
            <text:p text:style-name="P11"><text:s text:c="18"/>if(0)</text:p>
            <text:p text:style-name="P11"><text:soft-page-break/><text:s text:c="28"/>printf(“2”);</text:p>
            <text:p text:style-name="P11"><text:s text:c="9"/>else</text:p>
            <text:p text:style-name="P11"><text:s text:c="17"/>printf(“3”);</text:p>
            <text:p text:style-name="P11"><text:s text:c="9"/>getch();</text:p>
            <text:p text:style-name="P11">}</text:p>
            <text:p text:style-name="P37"/>
          </table:table-cell>
        </table:table-row>
        <table:table-row table:style-name="Table4.1">
          <table:table-cell table:style-name="Table4.A1" office:value-type="string">
            <text:p text:style-name="P18">Program 20</text:p>
            <text:p text:style-name="P7"/>
            <text:p text:style-name="P11"># include “stdio.h”</text:p>
            <text:p text:style-name="P11">int <text:s/>main( )</text:p>
            <text:p text:style-name="P11">{</text:p>
            <text:p text:style-name="P11"><text:s text:c="10"/>int <text:s/>i = 10;</text:p>
            <text:p text:style-name="P11"/>
            <text:p text:style-name="P11"><text:s text:c="10"/>if ( i &gt; 1) <text:s text:c="6"/>printf(“1”);</text:p>
            <text:p text:style-name="P11"><text:s text:c="10"/>if ( i &gt; 5) <text:s text:c="6"/>printf(“5”);</text:p>
            <text:p text:style-name="P11"><text:s text:c="10"/>if ( i &gt; 9) <text:s text:c="6"/>printf(“9”);</text:p>
            <text:p text:style-name="P11"><text:s text:c="10"/>if ( i &gt; 10) <text:s text:c="4"/>printf(“10”);</text:p>
            <text:p text:style-name="P11"><text:s text:c="10"/>else <text:s text:c="13"/>printf(“ELSE”);</text:p>
            <text:p text:style-name="P11"><text:s text:c="10"/>getch ( ) ;</text:p>
            <text:p text:style-name="P11">}</text:p>
          </table:table-cell>
          <table:table-cell table:style-name="Table4.A1" office:value-type="string">
            <text:p text:style-name="P18">Program 21</text:p>
            <text:p text:style-name="P11"/>
            <text:p text:style-name="P11">#include “stdio.h”</text:p>
            <text:p text:style-name="P25"/>
            <text:p text:style-name="P11">int main()</text:p>
            <text:p text:style-name="P11">{</text:p>
            <text:p text:style-name="P11"><text:s text:c="8"/>int i = 10;</text:p>
            <text:p text:style-name="P11"><text:s text:c="7"/></text:p>
            <text:p text:style-name="P11"><text:s text:c="8"/>if( i &gt; 1) <text:s text:c="17"/>printf(“1”);</text:p>
            <text:p text:style-name="P11"><text:s text:c="8"/>else if( i &gt; 5) <text:s text:c="9"/>printf(“5”);</text:p>
            <text:p text:style-name="P11"><text:s text:c="8"/>else if( i &gt; 9) <text:s text:c="9"/>printf(“9”);</text:p>
            <text:p text:style-name="P11"><text:s text:c="8"/>else if( i &gt; 10) <text:s text:c="7"/>printf(“10”);</text:p>
            <text:p text:style-name="P11"><text:s text:c="8"/>else <text:s text:c="21"/>printf(“ELSE”);</text:p>
            <text:p text:style-name="P11"/>
            <text:p text:style-name="P11"><text:s text:c="8"/>getch();</text:p>
            <text:p text:style-name="P11">}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8">Program 22</text:p>
            <text:p text:style-name="P7"/>
            <text:p text:style-name="P11"># include “stdio.h”</text:p>
            <text:p text:style-name="P11">int main()</text:p>
            <text:p text:style-name="P11">{</text:p>
            <text:p text:style-name="P11"><text:s text:c="9"/>int i = 10;</text:p>
            <text:p text:style-name="P11"><text:s text:c="9"/>int j;</text:p>
            <text:p text:style-name="P11"/>
            <text:p text:style-name="P11"><text:s text:c="9"/>if(j = i) <text:s text:c="10"/>printf(“TRUE”);</text:p>
            <text:p text:style-name="P11"><text:s text:c="9"/>else <text:s text:c="13"/>printf(“FALSE”);</text:p>
            <text:p text:style-name="P11"><text:s text:c="9"/>getch();</text:p>
            <text:p text:style-name="P11">}</text:p>
          </table:table-cell>
          <table:table-cell table:style-name="Table5.A1" office:value-type="string">
            <text:p text:style-name="P18">Program 23</text:p>
            <text:p text:style-name="P7"/>
            <text:p text:style-name="P11"># include “stdio.h”</text:p>
            <text:p text:style-name="P11">int main()</text:p>
            <text:p text:style-name="P11">{</text:p>
            <text:p text:style-name="P11"><text:s text:c="9"/>int i = 0;</text:p>
            <text:p text:style-name="P11"><text:s text:c="9"/>int j;</text:p>
            <text:p text:style-name="P11"/>
            <text:p text:style-name="P11"><text:s text:c="9"/>if( j = i ) <text:s text:c="8"/>printf(“TRUE”);</text:p>
            <text:p text:style-name="P11"><text:s text:c="9"/>else <text:s text:c="11"/>printf(“FALSE”);</text:p>
            <text:p text:style-name="P11"><text:s text:c="9"/>getch( );</text:p>
            <text:p text:style-name="P11">}</text:p>
          </table:table-cell>
        </table:table-row>
        <table:table-row table:style-name="Table5.1">
          <table:table-cell table:style-name="Table5.A1" office:value-type="string">
            <text:p text:style-name="P18">Program 24</text:p>
            <text:p text:style-name="P7"/>
            <text:p text:style-name="P11"># include “stdio.h”</text:p>
            <text:p text:style-name="P11">int main()</text:p>
            <text:p text:style-name="P11">{</text:p>
            <text:p text:style-name="P11"><text:s text:c="8"/>int i = 10;</text:p>
            <text:p text:style-name="P11"><text:s text:c="8"/>int j = 0;</text:p>
            <text:p text:style-name="P11"/>
            <text:p text:style-name="P11"><text:s text:c="8"/>if(“HI”) <text:s text:c="7"/>printf(“TRUE”);</text:p>
            <text:p text:style-name="P11"><text:s text:c="8"/>else <text:s text:c="11"/>printf(“FALSE”);</text:p>
            <text:p text:style-name="P11"><text:s text:c="8"/>getch();</text:p>
            <text:p text:style-name="P11">}</text:p>
          </table:table-cell>
          <table:table-cell table:style-name="Table5.A1" office:value-type="string">
            <text:p text:style-name="P18">Program 25</text:p>
            <text:p text:style-name="P7"/>
            <text:p text:style-name="P11"># include “stdio.h”</text:p>
            <text:p text:style-name="P11">int main()</text:p>
            <text:p text:style-name="P11">{</text:p>
            <text:p text:style-name="P11"><text:s text:c="11"/>int i = 10;</text:p>
            <text:p text:style-name="P11"><text:s text:c="11"/>int j = 0;</text:p>
            <text:p text:style-name="P11"/>
            <text:p text:style-name="P11"><text:s text:c="11"/>if (NULL) <text:s/>printf(“TRUE”);</text:p>
            <text:p text:style-name="P11"><text:s text:c="11"/>else <text:s text:c="9"/>printf(“FALSE”);</text:p>
            <text:p text:style-name="P11"><text:s text:c="11"/>getch();</text:p>
            <text:p text:style-name="P11">}</text:p>
          </table:table-cell>
        </table:table-row>
        <table:table-row table:style-name="Table5.1">
          <table:table-cell table:style-name="Table5.A1" office:value-type="string">
            <text:p text:style-name="P18">Program 26</text:p>
            <text:p text:style-name="P7"/>
            <text:p text:style-name="P15">POINT OUT ERROR / OUTPUT</text:p>
            <text:p text:style-name="P11"/>
            <text:p text:style-name="P11"># include “stdio.h”</text:p>
            <text:p text:style-name="P11">int main( )</text:p>
            <text:p text:style-name="P11">{</text:p>
            <text:p text:style-name="P11"><text:soft-page-break/><text:s text:c="9"/>float a = 0.7;</text:p>
            <text:p text:style-name="P11"><text:s text:c="9"/>if(a &lt; 0.7)</text:p>
            <text:p text:style-name="P11"><text:s text:c="21"/>printf(“YES”);</text:p>
            <text:p text:style-name="P11"><text:s text:c="9"/>else</text:p>
            <text:p text:style-name="P11"><text:s text:c="21"/>printf(“NO”);</text:p>
            <text:p text:style-name="P11"><text:s text:c="9"/>getch();</text:p>
            <text:p text:style-name="P11">}</text:p>
          </table:table-cell>
          <table:table-cell table:style-name="Table5.A1" office:value-type="string">
            <text:p text:style-name="P18">Program 27</text:p>
            <text:p text:style-name="P7"/>
            <text:p text:style-name="P15">//Do you see any compile time error?</text:p>
            <text:p text:style-name="P15">//if no what is the output?</text:p>
            <text:p text:style-name="P11"/>
            <text:p text:style-name="P11"># include &lt;stdio.h&gt;</text:p>
            <text:p text:style-name="P11">int main( )</text:p>
            <text:p text:style-name="P11"><text:soft-page-break/>{</text:p>
            <text:p text:style-name="P11"><text:s text:c="8"/>while (1)</text:p>
            <text:p text:style-name="P11"><text:s text:c="8"/>{</text:p>
            <text:p text:style-name="P11"><text:s text:c="16"/>if (printf(“%d”,printf(“%d”)))</text:p>
            <text:p text:style-name="P11"><text:s text:c="24"/>break;</text:p>
            <text:p text:style-name="P11"><text:s text:c="16"/>else </text:p>
            <text:p text:style-name="P11"><text:s text:c="24"/>continue;</text:p>
            <text:p text:style-name="P11"><text:s text:c="8"/>}</text:p>
            <text:p text:style-name="P11"><text:s text:c="8"/>getch( );</text:p>
            <text:p text:style-name="P11"><text:s text:c="8"/>return 0;</text:p>
            <text:p text:style-name="P11">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8">Program 28</text:p>
            <text:p text:style-name="P7"/>
            <text:p text:style-name="P15">//What is the output of following code?</text:p>
            <text:p text:style-name="P11"/>
            <text:p text:style-name="P11"># include &lt;stdio.h&gt;</text:p>
            <text:p text:style-name="P11">int Check(int);</text:p>
            <text:p text:style-name="P11">int main()</text:p>
            <text:p text:style-name="P11">{</text:p>
            <text:p text:style-name="P11"><text:s text:c="8"/>printf(“\n%d\t”,Check(100));</text:p>
            <text:p text:style-name="P11"><text:s text:c="8"/>getch();</text:p>
            <text:p text:style-name="P11"><text:s text:c="8"/>return 0;</text:p>
            <text:p text:style-name="P11">}</text:p>
            <text:p text:style-name="P11">int check(int a)</text:p>
            <text:p text:style-name="P11">{</text:p>
            <text:p text:style-name="P11"><text:s text:c="8"/>if(a%2==0)</text:p>
            <text:p text:style-name="P11"><text:s text:c="8"/>{</text:p>
            <text:p text:style-name="P11"><text:s text:c="16"/>return 1;</text:p>
            <text:p text:style-name="P11"><text:s text:c="16"/>break;</text:p>
            <text:p text:style-name="P11"><text:s text:c="8"/>}</text:p>
            <text:p text:style-name="P11"><text:s text:c="8"/>return 0;</text:p>
            <text:p text:style-name="P11">}</text:p>
          </table:table-cell>
          <table:table-cell table:style-name="Table6.A1" office:value-type="string">
            <text:p text:style-name="P18">Program 29</text:p>
            <text:p text:style-name="P7"/>
            <text:p text:style-name="P12"># include “stdio.h”</text:p>
            <text:p text:style-name="P12">int <text:s/>main( )</text:p>
            <text:p text:style-name="P12">{</text:p>
            <text:p text:style-name="P12"><text:s text:c="9"/>int k=3 ;</text:p>
            <text:p text:style-name="P12"><text:s text:c="9"/>while (k)</text:p>
            <text:p text:style-name="P12"><text:s text:c="9"/>{</text:p>
            <text:p text:style-name="P12"><text:s text:c="18"/>int k= 1;</text:p>
            <text:p text:style-name="P12"><text:s text:c="18"/>printf ("%d”, k) ;</text:p>
            <text:p text:style-name="P12"><text:s text:c="18"/>k--;</text:p>
            <text:p text:style-name="P12"><text:s text:c="9"/>}</text:p>
            <text:p text:style-name="P12"><text:s text:c="9"/>getch( );</text:p>
            <text:p text:style-name="P12"><text:s text:c="9"/>return 0;</text:p>
            <text:p text:style-name="P12">}</text:p>
          </table:table-cell>
        </table:table-row>
        <table:table-row table:style-name="Table6.1">
          <table:table-cell table:style-name="Table6.A1" office:value-type="string">
            <text:p text:style-name="P18">Program 30</text:p>
            <text:p text:style-name="P37"><text:span text:style-name="T4">//what is the output of </text:span><text:span text:style-name="T1"><text:s/></text:span><text:span text:style-name="T4">following program?</text:span></text:p>
            <text:p text:style-name="P12"/>
            <text:p text:style-name="P12"># include &lt;stdio.h&gt;</text:p>
            <text:p text:style-name="P12">int main()</text:p>
            <text:p text:style-name="P12">{</text:p>
            <text:p text:style-name="P12"><text:s text:c="10"/>int cnt = 5, a;</text:p>
            <text:p text:style-name="P12"><text:s text:c="10"/>do {</text:p>
            <text:p text:style-name="P12"><text:s text:c="23"/>a = cnt;</text:p>
            <text:p text:style-name="P12"><text:s text:c="10"/>} while (cnt--) ;</text:p>
            <text:p text:style-name="P12"><text:soft-page-break/><text:s text:c="10"/>printf ("%d\n", a);</text:p>
            <text:p text:style-name="P12"><text:s text:c="10"/>getch () ;</text:p>
            <text:p text:style-name="P12"><text:s text:c="10"/>return 0;</text:p>
            <text:p text:style-name="P12">}</text:p>
          </table:table-cell>
          <table:table-cell table:style-name="Table6.A1" office:value-type="string">
            <text:p text:style-name="P18">Program 31</text:p>
            <text:p text:style-name="P7"/>
            <text:p text:style-name="P34"># include “stdio.h”</text:p>
            <text:p text:style-name="P34">int main()</text:p>
            <text:p text:style-name="P32">{</text:p>
            <text:p text:style-name="P34"><text:s text:c="9"/>int i = 10;</text:p>
            <text:p text:style-name="P34"><text:s text:c="9"/>for( ; ; ) ;</text:p>
            <text:p text:style-name="P34"><text:s text:c="9"/>printf( " I =%d , i ) ;</text:p>
            <text:p text:style-name="P34"><text:s text:c="9"/>getch ( ) ;</text:p>
            <text:p text:style-name="P34">}</text:p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18">Program 32</text:p>
            <text:p text:style-name="P7"/>
            <text:p text:style-name="P37"><text:span text:style-name="T12"># include &lt;stdio.h</text:span><text:span text:style-name="T13">&gt;</text:span></text:p>
            <text:p text:style-name="P34">int main()</text:p>
            <text:p text:style-name="P35">{</text:p>
            <text:p text:style-name="P34"><text:s text:c="9"/>int <text:s/>i = 10;</text:p>
            <text:p text:style-name="P34"><text:s text:c="9"/>for ( ; i ; i -- ) ;</text:p>
            <text:p text:style-name="P34"><text:s text:c="20"/>printf(“%d”, i);</text:p>
            <text:p text:style-name="P34"><text:s text:c="9"/>getch ( ) ;</text:p>
            <text:p text:style-name="P35">}</text:p>
          </table:table-cell>
          <table:table-cell table:style-name="Table6.A1" office:value-type="string">
            <text:p text:style-name="P18">Program 33</text:p>
            <text:p text:style-name="P7"/>
            <text:p text:style-name="P37"><text:span text:style-name="T12"># include &lt;stdio.h</text:span><text:span text:style-name="T13">&gt;</text:span></text:p>
            <text:p text:style-name="P34">int main()</text:p>
            <text:p text:style-name="P35">{</text:p>
            <text:p text:style-name="P34"><text:s text:c="9"/>int <text:s/>i = 10;</text:p>
            <text:p text:style-name="P34"><text:s text:c="9"/>for ( ; i ; i -- ) ;</text:p>
            <text:p text:style-name="P34"><text:s text:c="9"/>if (i) <text:s text:c="9"/>printf(“%d”, i)</text:p>
            <text:p text:style-name="P34"><text:s text:c="9"/>getch ( ) ;</text:p>
            <text:p text:style-name="P35">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C Operators: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8">Program 1</text:p>
            <text:p text:style-name="P37"><text:span text:style-name="T5">//Point out </text:span><text:span text:style-name="T2">the error, </text:span><text:span text:style-name="T5">if any?</text:span></text:p>
            <text:p text:style-name="P11"/>
            <text:p text:style-name="P11"># include “stdio.h”</text:p>
            <text:p text:style-name="P11">int main( )</text:p>
            <text:p text:style-name="P36">{</text:p>
            <text:p text:style-name="P11"><text:s text:c="10"/>char str [ ] = "I am in Pune.”;</text:p>
            <text:p text:style-name="P11"><text:s text:c="10"/>int a = 5;</text:p>
            <text:p text:style-name="P11"><text:s text:c="10"/>printf (a&gt;8 ? “%10s" : “%s", str);</text:p>
            <text:p text:style-name="P11"><text:s text:c="10"/>getch( );</text:p>
            <text:p text:style-name="P36">}</text:p>
          </table:table-cell>
          <table:table-cell table:style-name="Table7.A1" office:value-type="string">
            <text:p text:style-name="P18">Program 2</text:p>
            <text:p text:style-name="P37"><text:span text:style-name="T5">//Point out </text:span><text:span text:style-name="T2">the </text:span><text:span text:style-name="T5">error? If any?</text:span></text:p>
            <text:p text:style-name="P11"/>
            <text:p text:style-name="P11"># include “stdio.h”</text:p>
            <text:p text:style-name="P11">int main( )</text:p>
            <text:p text:style-name="P11">{</text:p>
            <text:p text:style-name="P11"><text:s text:c="11"/>int a=10, b;</text:p>
            <text:p text:style-name="P11"><text:s text:c="11"/>a&gt;=5 ? b=100 : b=200;</text:p>
            <text:p text:style-name="P11"><text:s text:c="11"/>printf("%d", b);</text:p>
            <text:p text:style-name="P11"><text:s text:c="11"/>getch( ) ;</text:p>
            <text:p text:style-name="P11">}</text:p>
          </table:table-cell>
        </table:table-row>
        <table:table-row table:style-name="Table7.1">
          <table:table-cell table:style-name="Table7.A1" office:value-type="string">
            <text:p text:style-name="P18">Program 3</text:p>
            <text:p text:style-name="P37"><text:span text:style-name="T5">//Point out </text:span><text:span text:style-name="T2">the </text:span><text:span text:style-name="T5">error? If any?</text:span></text:p>
            <text:p text:style-name="P11"/>
            <text:p text:style-name="P11"># include “stdio.h”</text:p>
            <text:p text:style-name="P11">int main( )</text:p>
            <text:p text:style-name="P11">{</text:p>
            <text:p text:style-name="P11"><text:s text:c="8"/>int a=10, b;</text:p>
            <text:p text:style-name="P11"><text:s text:c="8"/>a&gt;=5 ? b=100 : (b=200);</text:p>
            <text:p text:style-name="P11"><text:s text:c="8"/>printf("%d", b);</text:p>
            <text:p text:style-name="P11"><text:s text:c="8"/>getch( ) ;</text:p>
            <text:p text:style-name="P11">}</text:p>
          </table:table-cell>
          <table:table-cell table:style-name="Table7.A1" office:value-type="string">
            <text:p text:style-name="P18">Program 4</text:p>
            <text:p text:style-name="P29">//Point out error/output</text:p>
            <text:p text:style-name="P11"/>
            <text:p text:style-name="P11"># include “stdio.h”</text:p>
            <text:p text:style-name="P11">int main( )</text:p>
            <text:p text:style-name="P11">{</text:p>
            <text:p text:style-name="P11"><text:s text:c="10"/>static int a[20];</text:p>
            <text:p text:style-name="P11"><text:s text:c="10"/>int i = 0;</text:p>
            <text:p text:style-name="P11"><text:s text:c="10"/>a[ i ] = ++i;</text:p>
            <text:p text:style-name="P11"><text:s text:c="10"/>printf ("%d %d %d", a[0] , a[1], i) ;</text:p>
            <text:p text:style-name="P11"><text:s text:c="10"/>getch( );</text:p>
            <text:p text:style-name="P11">}</text:p>
          </table:table-cell>
        </table:table-row>
        <table:table-row table:style-name="Table7.1">
          <table:table-cell table:style-name="Table7.A1" office:value-type="string">
            <text:p text:style-name="P18">Program 5</text:p>
            <text:p text:style-name="P37"><text:span text:style-name="T2">//Point </text:span><text:span text:style-name="T5">out error/output</text:span></text:p>
            <text:p text:style-name="P11"/>
            <text:p text:style-name="P11"># include “stdio.h”</text:p>
            <text:p text:style-name="P11">int main( )</text:p>
            <text:p text:style-name="P11"><text:soft-page-break/>{</text:p>
            <text:p text:style-name="P11"><text:s text:c="8"/>int i = 8;</text:p>
            <text:p text:style-name="P11"><text:s text:c="8"/>i = i++;</text:p>
            <text:p text:style-name="P11"><text:s text:c="8"/>printf (“%d”, <text:s/>i) ;</text:p>
            <text:p text:style-name="P11"><text:s text:c="8"/>getch( );</text:p>
            <text:p text:style-name="P11">}</text:p>
          </table:table-cell>
          <table:table-cell table:style-name="Table7.A1" office:value-type="string">
            <text:p text:style-name="P18">Program 6</text:p>
            <text:p text:style-name="P37"><text:span text:style-name="T2">//Point </text:span><text:span text:style-name="T5">out error/output</text:span></text:p>
            <text:p text:style-name="P11"/>
            <text:p text:style-name="P11"># include “stdio.h”</text:p>
            <text:p text:style-name="P11">int main( )</text:p>
            <text:p text:style-name="P11"><text:soft-page-break/>{</text:p>
            <text:p text:style-name="P11"><text:s text:c="7"/>int i = 8;</text:p>
            <text:p text:style-name="P11"><text:s text:c="7"/>printf (“%d %d”, ++ i, ++i) ;</text:p>
            <text:p text:style-name="P11"><text:s text:c="7"/>getch( );</text:p>
            <text:p text:style-name="P11">}</text:p>
          </table:table-cell>
        </table:table-row>
        <table:table-row table:style-name="Table7.1">
          <table:table-cell table:style-name="Table7.A1" office:value-type="string">
            <text:p text:style-name="P18">Program 7</text:p>
            <text:p text:style-name="P15"/>
            <text:p text:style-name="P11"># include “stdio.h”</text:p>
            <text:p text:style-name="P11">int main( )</text:p>
            <text:p text:style-name="P11">{</text:p>
            <text:p text:style-name="P11"><text:s text:c="8"/>int i = 10;</text:p>
            <text:p text:style-name="P11"><text:s text:c="8"/>i= i + <text:s/>++i;</text:p>
            <text:p text:style-name="P11"><text:s text:c="8"/>printf (“I= %d ”, i) ;</text:p>
            <text:p text:style-name="P11"><text:s text:c="8"/>getch( );</text:p>
            <text:p text:style-name="P11">}</text:p>
          </table:table-cell>
          <table:table-cell table:style-name="Table7.A1" office:value-type="string">
            <text:p text:style-name="P18">Program 8</text:p>
            <text:p text:style-name="P11"/>
            <text:p text:style-name="P11"># include “stdio.h”</text:p>
            <text:p text:style-name="P11">int main( )</text:p>
            <text:p text:style-name="P11">{</text:p>
            <text:p text:style-name="P11"><text:s text:c="8"/>int i = 10;</text:p>
            <text:p text:style-name="P11"><text:s text:c="8"/>i= i++ + ++i;</text:p>
            <text:p text:style-name="P11"><text:s text:c="8"/>printf (“I= %d”, i) ;</text:p>
            <text:p text:style-name="P11"><text:s text:c="8"/>getch( );</text:p>
            <text:p text:style-name="P11">}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8">Program 9</text:p>
            <text:p text:style-name="P11"/>
            <text:p text:style-name="P11"># include “stdio.h”</text:p>
            <text:p text:style-name="P11">int main( )</text:p>
            <text:p text:style-name="P11">{</text:p>
            <text:p text:style-name="P11"><text:s text:c="8"/>int i = 10;</text:p>
            <text:p text:style-name="P11"><text:s text:c="8"/>i= i++ + i;</text:p>
            <text:p text:style-name="P11"><text:s text:c="8"/>printf (“I= %d ”, i) ;</text:p>
            <text:p text:style-name="P11"><text:s text:c="8"/>getch( );</text:p>
            <text:p text:style-name="P11">}</text:p>
          </table:table-cell>
          <table:table-cell table:style-name="Table8.A1" office:value-type="string">
            <text:p text:style-name="P18">Program 10</text:p>
            <text:p text:style-name="P11"/>
            <text:p text:style-name="P11"># include “stdio.h”</text:p>
            <text:p text:style-name="P11">int main( )</text:p>
            <text:p text:style-name="P11">{</text:p>
            <text:p text:style-name="P11"><text:s text:c="7"/>int i = 10;</text:p>
            <text:p text:style-name="P11"><text:s text:c="7"/>i = ++ i + ++i;</text:p>
            <text:p text:style-name="P11"><text:s text:c="7"/>printf (“I= %d”, i) ;</text:p>
            <text:p text:style-name="P11"><text:s text:c="7"/>getch( );</text:p>
            <text:p text:style-name="P11">}</text:p>
          </table:table-cell>
        </table:table-row>
        <table:table-row table:style-name="Table8.1">
          <table:table-cell table:style-name="Table8.A1" office:value-type="string">
            <text:p text:style-name="P18">Program 11</text:p>
            <text:p text:style-name="P29">//Point out <text:s/>error/output</text:p>
            <text:p text:style-name="P11"/>
            <text:p text:style-name="P11"># include “stdio.h”</text:p>
            <text:p text:style-name="P11">int main()</text:p>
            <text:p text:style-name="P14">{</text:p>
            <text:p text:style-name="P11"><text:s text:c="9"/>int i = −3, j = 2, k = 0, m;</text:p>
            <text:p text:style-name="P11"><text:s text:c="9"/>m = ++i <text:s/>&amp;&amp; <text:s/>++j <text:s/>|| ++k;</text:p>
            <text:p text:style-name="P37"><text:span text:style-name="T8"><text:s text:c="9"/>printf (“</text:span><text:span text:style-name="T9">%d</text:span><text:span text:style-name="T6"> <text:s/></text:span><text:span text:style-name="T8">%d %d %d”,i,j,k,m);</text:span></text:p>
            <text:p text:style-name="P11"><text:s text:c="9"/>getch () ;</text:p>
            <text:p text:style-name="P12">}</text:p>
            <text:p text:style-name="P23"/>
          </table:table-cell>
          <table:table-cell table:style-name="Table8.A1" office:value-type="string">
            <text:p text:style-name="P18">Program 12</text:p>
            <text:p text:style-name="P15">//Point out error/output</text:p>
            <text:p text:style-name="P11"/>
            <text:p text:style-name="P11"># include “stdio.h”</text:p>
            <text:p text:style-name="P11">int main( )</text:p>
            <text:p text:style-name="P11">{</text:p>
            <text:p text:style-name="P11"><text:s text:c="9"/>int i = −3, j = 2, k = 0, m;</text:p>
            <text:p text:style-name="P11"><text:s text:c="9"/>m = ++j <text:s/>&amp;&amp; <text:s/>++i <text:s/>|| ++k;</text:p>
            <text:p text:style-name="P11"><text:s text:c="9"/>printf(“%d %d %d %d”,i,j,k,m);</text:p>
            <text:p text:style-name="P11"><text:s text:c="9"/>getch();</text:p>
            <text:p text:style-name="P11">}</text:p>
            <text:p text:style-name="P11"/>
            <text:p text:style-name="P23"/>
          </table:table-cell>
        </table:table-row>
        <table:table-row table:style-name="Table8.1">
          <table:table-cell table:style-name="Table8.A1" office:value-type="string">
            <text:p text:style-name="P18">Program 13</text:p>
            <text:p text:style-name="P15">//Point out error/output</text:p>
            <text:p text:style-name="P11"/>
            <text:p text:style-name="P11"># include “stdio.h”</text:p>
            <text:p text:style-name="P11">int main( )</text:p>
            <text:p text:style-name="P11">{</text:p>
            <text:p text:style-name="P11"><text:s text:c="10"/>int i = −3, j = 2, k = 0, m;</text:p>
            <text:p text:style-name="P11"><text:soft-page-break/><text:s text:c="10"/>m=++i <text:s/>&amp;&amp; <text:s/>++j <text:s/>&amp;&amp; ++k;</text:p>
            <text:p text:style-name="P11"><text:s text:c="10"/>printf(“%d %d %d %d”, i, j, k, m);</text:p>
            <text:p text:style-name="P11"><text:s text:c="10"/>getch();</text:p>
            <text:p text:style-name="P11">}</text:p>
          </table:table-cell>
          <table:table-cell table:style-name="Table8.A1" office:value-type="string">
            <text:p text:style-name="P18">Program 14</text:p>
            <text:p text:style-name="P15">//what is the output of the following code ?</text:p>
            <text:p text:style-name="P11"/>
            <text:p text:style-name="P11"># include &lt;stdio.h&gt;</text:p>
            <text:p text:style-name="P11">int main( )</text:p>
            <text:p text:style-name="P11">{</text:p>
            <text:p text:style-name="P11"><text:s text:c="9"/>int a=14;</text:p>
            <text:p text:style-name="P11"><text:soft-page-break/><text:s text:c="9"/>a + = 7;</text:p>
            <text:p text:style-name="P11"><text:s text:c="9"/>a − = 5;</text:p>
            <text:p text:style-name="P11"><text:s text:c="9"/>a * = 7;</text:p>
            <text:p text:style-name="P11"><text:s text:c="9"/>printf(“\n%d ”,a);</text:p>
            <text:p text:style-name="P11"><text:s text:c="9"/>getch( );</text:p>
            <text:p text:style-name="P11"><text:s text:c="9"/>return 0;</text:p>
            <text:p text:style-name="P11">}</text:p>
          </table:table-cell>
        </table:table-row>
        <table:table-row table:style-name="Table8.1">
          <table:table-cell table:style-name="Table8.A1" office:value-type="string">
            <text:p text:style-name="P18">Program 15</text:p>
            <text:p text:style-name="P7"/>
            <text:p text:style-name="P15">//what is output of following code?</text:p>
            <text:p text:style-name="P11"># include&lt;stdio.h&gt;</text:p>
            <text:p text:style-name="P11">int main( )</text:p>
            <text:p text:style-name="P11">{</text:p>
            <text:p text:style-name="P11"><text:s text:c="8"/>int a = 5;</text:p>
            <text:p text:style-name="P11"><text:s text:c="8"/>printf( “%d %d %d %d”,a++, a --,++a, --a,a);</text:p>
            <text:p text:style-name="P11"><text:s text:c="8"/>getch( );</text:p>
            <text:p text:style-name="P11">}</text:p>
          </table:table-cell>
          <table:table-cell table:style-name="Table8.A1" office:value-type="string">
            <text:p text:style-name="P18">Program 16</text:p>
            <text:p text:style-name="P7"/>
            <text:p text:style-name="P11"># include ”stdio.h”</text:p>
            <text:p text:style-name="P11">static int x = 3, y , z;</text:p>
            <text:p text:style-name="P11">int main( )</text:p>
            <text:p text:style-name="P11">{</text:p>
            <text:p text:style-name="P11"><text:s text:c="8"/>int a;</text:p>
            <text:p text:style-name="P11"><text:s text:c="8"/>a=x++ <text:s/>* y++ <text:s/>+ <text:s/>++z;</text:p>
            <text:p text:style-name="P11"><text:s text:c="8"/>printf(“%d”, a);</text:p>
            <text:p text:style-name="P11"><text:s text:c="8"/>getch( );</text:p>
            <text:p text:style-name="P11">}</text:p>
          </table:table-cell>
        </table:table-row>
      </table:table>
      <text:p text:style-name="P2"/>
      <text:p text:style-name="P2"/>
      <text:p text:style-name="P2"/>
      <text:p text:style-name="P2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18">Program 17</text:p>
            <text:p text:style-name="P7"/>
            <text:p text:style-name="P29">//Point out error/output</text:p>
            <text:p text:style-name="P12"># include “stdio.h”</text:p>
            <text:p text:style-name="P12">int main()</text:p>
            <text:p text:style-name="P12">{</text:p>
            <text:p text:style-name="P12"><text:s text:c="9"/>int i=2 , j=3;</text:p>
            <text:p text:style-name="P12"><text:s text:c="9"/>if(++i &gt; 2 || j++ == 4)</text:p>
            <text:p text:style-name="P12"><text:s text:c="25"/>printf(%d %d", i, j);</text:p>
            <text:p text:style-name="P12"><text:s text:c="9"/>else if( j++ &gt; 4 &amp;&amp; <text:s/>i++ &gt; 0)</text:p>
            <text:p text:style-name="P12"><text:s text:c="25"/>printf (“%d %d", i, j);</text:p>
            <text:p text:style-name="P12"><text:s text:c="9"/>else</text:p>
            <text:p text:style-name="P12"><text:s text:c="25"/>printf (“%d %d", i, j) ;</text:p>
            <text:p text:style-name="P12"><text:s text:c="9"/>getch( );</text:p>
            <text:p text:style-name="P12">}</text:p>
          </table:table-cell>
          <table:table-cell table:style-name="Table9.A1" office:value-type="string">
            <text:p text:style-name="P18">Program 18</text:p>
            <text:p text:style-name="P7"/>
            <text:p text:style-name="P29">//Point out error/output</text:p>
            <text:p text:style-name="P12">#include “stdio.h”</text:p>
            <text:p text:style-name="P12">int fun( int a)</text:p>
            <text:p text:style-name="P12">{</text:p>
            <text:p text:style-name="P12"><text:s text:c="9"/>a &gt;10 ? return 10: return 20;</text:p>
            <text:p text:style-name="P12">}</text:p>
            <text:p text:style-name="P12">int main( )</text:p>
            <text:p text:style-name="P12">{</text:p>
            <text:p text:style-name="P12"><text:s text:c="9"/>int a=11;</text:p>
            <text:p text:style-name="P12"><text:s text:c="9"/>printf(“%d”,fun(a));</text:p>
            <text:p text:style-name="P12"><text:s text:c="9"/>getch( )</text:p>
            <text:p text:style-name="P12">}</text:p>
            <text:p text:style-name="P23"/>
          </table:table-cell>
        </table:table-row>
        <table:table-row table:style-name="Table9.1">
          <table:table-cell table:style-name="Table9.A1" office:value-type="string">
            <text:p text:style-name="P19">Program 19</text:p>
            <text:p text:style-name="P6"/>
            <text:p text:style-name="P28">// <text:s/>i = ?</text:p>
            <text:p text:style-name="P10"># include &lt;stdio.h&gt;</text:p>
            <text:p text:style-name="P10">int main ( )</text:p>
            <text:p text:style-name="P10">{</text:p>
            <text:p text:style-name="P10"><text:s text:c="7"/>int i = 1,2 ,3 ;</text:p>
            <text:p text:style-name="P10"><text:s text:c="7"/>printf(“ i : %d\n” ,i);</text:p>
            <text:p text:style-name="P10"><text:s text:c="7"/>getch( );</text:p>
            <text:p text:style-name="P10"><text:s text:c="7"/>return 0;</text:p>
            <text:p text:style-name="P10">}</text:p>
            <text:p text:style-name="P26"/>
            <text:p text:style-name="P20"/>
          </table:table-cell>
          <table:table-cell table:style-name="Table9.A1" office:value-type="string">
            <text:p text:style-name="P18">Program 20</text:p>
            <text:p text:style-name="P7"/>
            <text:p text:style-name="P29">// <text:s/>i = ?</text:p>
            <text:p text:style-name="P12"># include &lt;stdio.h&gt;</text:p>
            <text:p text:style-name="P12">int main ( )</text:p>
            <text:p text:style-name="P12">{</text:p>
            <text:p text:style-name="P12"><text:s text:c="8"/>int i;</text:p>
            <text:p text:style-name="P12"><text:s text:c="8"/>i =1, 2 ,3 ;</text:p>
            <text:p text:style-name="P12"><text:s text:c="8"/>printf(“ i : %d\n” ,i);</text:p>
            <text:p text:style-name="P12"><text:s text:c="8"/>getch( );</text:p>
            <text:p text:style-name="P12"><text:s text:c="8"/>return 0;</text:p>
            <text:p text:style-name="P12">}</text:p>
            <text:p text:style-name="P27"/>
            <text:p text:style-name="P23"/>
          </table:table-cell>
        </table:table-row>
        <text:soft-page-break/>
        <table:table-row table:style-name="Table9.1">
          <table:table-cell table:style-name="Table9.A1" office:value-type="string">
            <text:p text:style-name="P18">Program 21</text:p>
            <text:p text:style-name="P7"/>
            <text:p text:style-name="P29">// i =?</text:p>
            <text:p text:style-name="P12">#include &lt;stdio.h&gt;</text:p>
            <text:p text:style-name="P12">int main ( )</text:p>
            <text:p text:style-name="P12">{</text:p>
            <text:p text:style-name="P12"><text:s text:c="7"/>int i;</text:p>
            <text:p text:style-name="P12"><text:s text:c="7"/>i=1, 2 , 3 , i++ ;</text:p>
            <text:p text:style-name="P12"><text:s text:c="7"/>printf(“ i:%d\n” ,i);</text:p>
            <text:p text:style-name="P12"><text:s text:c="7"/>getch( );</text:p>
            <text:p text:style-name="P12"><text:s text:c="7"/>return 0;</text:p>
            <text:p text:style-name="P12">}</text:p>
            <text:p text:style-name="P27"/>
            <text:p text:style-name="P23"/>
          </table:table-cell>
          <table:table-cell table:style-name="Table9.A1" office:value-type="string">
            <text:p text:style-name="P18">Program 22</text:p>
            <text:p text:style-name="P7"/>
            <text:p text:style-name="P12">#include “stdio.h”</text:p>
            <text:p text:style-name="P12">int main ( )</text:p>
            <text:p text:style-name="P12">{</text:p>
            <text:p text:style-name="P13"><text:s text:c="8"/>int i = 10;</text:p>
            <text:p text:style-name="P13"><text:s text:c="8"/>int j = 0;</text:p>
            <text:p text:style-name="P13"/>
            <text:p text:style-name="P13"><text:s text:c="8"/>if(j, i) <text:s text:c="7"/>printf(“TRUE”);</text:p>
            <text:p text:style-name="P13"><text:s text:c="8"/>else <text:s text:c="7"/>printf(“FALSE”);</text:p>
            <text:p text:style-name="P13"><text:s text:c="8"/>getch( );</text:p>
            <text:p text:style-name="P13">}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17">Program 23</text:p>
            <text:p text:style-name="P17"/>
            <text:p text:style-name="P11">#include “stdio.h”</text:p>
            <text:p text:style-name="P11"><text:s/>int main( )</text:p>
            <text:p text:style-name="P11">{</text:p>
            <text:p text:style-name="P11"><text:s text:c="9"/>int i = 10;</text:p>
            <text:p text:style-name="P11"><text:s text:c="9"/>int j = 0;</text:p>
            <text:p text:style-name="P11"/>
            <text:p text:style-name="P11"><text:s text:c="9"/>if( i, j ) <text:s text:c="7"/>printf(“TRUE”);</text:p>
            <text:p text:style-name="P11"><text:s text:c="9"/>else <text:s text:c="7"/>printf(“FALSE”);</text:p>
            <text:p text:style-name="P11"><text:s text:c="9"/>getch();</text:p>
            <text:p text:style-name="P11">}</text:p>
          </table:table-cell>
          <table:table-cell table:style-name="Table10.A1" office:value-type="string">
            <text:p text:style-name="P18">Program 24</text:p>
            <text:p text:style-name="P7"/>
            <text:p text:style-name="P29">// what are the final value of C and D?</text:p>
            <text:p text:style-name="P13"># include “stdio.h”</text:p>
            <text:p text:style-name="P13">int <text:s/>main( )</text:p>
            <text:p text:style-name="P13">{</text:p>
            <text:p text:style-name="P13"><text:s text:c="9"/>int A=0, B=0, C=0, D=0;</text:p>
            <text:p text:style-name="P13"><text:s text:c="9"/>if ((A==B) &amp;&amp; (A*B&lt;=B))</text:p>
            <text:p text:style-name="P13"><text:s text:c="9"/>{</text:p>
            <text:p text:style-name="P13"><text:s text:c="15"/>if(D==1) <text:s text:c="4"/>C=1;</text:p>
            <text:p text:style-name="P13"><text:s text:c="14"/>else</text:p>
            <text:p text:style-name="P13"><text:s text:c="15"/>if(A==1) <text:s text:c="4"/>C=2;</text:p>
            <text:p text:style-name="P13"><text:s text:c="9"/>}</text:p>
            <text:p text:style-name="P13"><text:s text:c="8"/>else</text:p>
            <text:p text:style-name="P13"><text:s text:c="14"/>C=3;</text:p>
            <text:p text:style-name="P13"><text:s text:c="8"/>if((B==0) &amp;&amp; (A==B) &amp;&amp; (A!=1))</text:p>
            <text:p text:style-name="P13"><text:s text:c="20"/>D =1;</text:p>
            <text:p text:style-name="P13"><text:s text:c="8"/>printf( “C=%d, D=%d”, C, D);</text:p>
            <text:p text:style-name="P13"><text:s text:c="8"/>getch( );</text:p>
            <text:p text:style-name="P13">}</text:p>
            <text:p text:style-name="P23"/>
          </table:table-cell>
        </table:table-row>
        <table:table-row table:style-name="Table10.1">
          <table:table-cell table:style-name="Table10.A1" office:value-type="string">
            <text:p text:style-name="P18">Program 25</text:p>
            <text:p text:style-name="P7"/>
            <text:p text:style-name="P13"># include &lt;stdio.h&gt;</text:p>
            <text:p text:style-name="P13">int <text:s/>main( )</text:p>
            <text:p text:style-name="P13">{</text:p>
            <text:p text:style-name="P12"><text:s text:c="9"/>int <text:s/>i = 10;</text:p>
            <text:p text:style-name="P12"><text:s text:c="9"/>printf(“i : %d\n”,i);</text:p>
            <text:p text:style-name="P12"><text:s text:c="9"/>printf(“sizeof (i++) is: <text:s/>%d\n”, sizeof <text:s text:c="5"/></text:p>
            <text:p text:style-name="P12"><text:soft-page-break/><text:s text:c="40"/>(i++));</text:p>
            <text:p text:style-name="P12"><text:s text:c="9"/>printf(“i ; %d\n”, i);</text:p>
            <text:p text:style-name="P12"><text:s text:c="9"/>getch( );</text:p>
            <text:p text:style-name="P12"><text:s text:c="9"/>return 0;</text:p>
            <text:p text:style-name="P12">}</text:p>
            <text:p text:style-name="P23"/>
          </table:table-cell>
          <table:table-cell table:style-name="Table10.A1" office:value-type="string">
            <text:p text:style-name="P18">Program 26</text:p>
            <text:p text:style-name="P7"/>
            <text:p text:style-name="P13"># include &lt;stdio.h&gt;</text:p>
            <text:p text:style-name="P13"><text:s/>main( )</text:p>
            <text:p text:style-name="P13">{</text:p>
            <text:p text:style-name="P13"><text:s text:c="8"/>char ch= ’A’;</text:p>
            <text:p text:style-name="P13"><text:s text:c="8"/>printf(“ %d %d ”,sizeof(ch) ,size of ( ‘A’));</text:p>
            <text:p text:style-name="P13"><text:s text:c="8"/>getch( );</text:p>
            <text:p text:style-name="P13"><text:soft-page-break/>}</text:p>
          </table:table-cell>
        </table:table-row>
        <table:table-row table:style-name="Table10.1">
          <table:table-cell table:style-name="Table10.A1" office:value-type="string">
            <text:p text:style-name="P18">Program 27</text:p>
            <text:p text:style-name="P7"/>
            <text:p text:style-name="P16">//what is output of <text:s/>following <text:s/>program?</text:p>
            <text:p text:style-name="P13"># include &lt;stdio.h&gt;</text:p>
            <text:p text:style-name="P13">int main( )</text:p>
            <text:p text:style-name="P13">{</text:p>
            <text:p text:style-name="P13"><text:s text:c="9"/>int i = 6;</text:p>
            <text:p text:style-name="P13"><text:s text:c="9"/>if( <text:s/>(++i &lt; 7)&amp;&amp;(i++/6) <text:s/>);</text:p>
            <text:p text:style-name="P13"><text:s text:c="9"/>printf(“%d\n”,i);</text:p>
            <text:p text:style-name="P13"><text:s text:c="9"/>getch ( );</text:p>
            <text:p text:style-name="P13"><text:s text:c="9"/>return 0;</text:p>
            <text:p text:style-name="P13">}</text:p>
          </table:table-cell>
          <table:table-cell table:style-name="Table10.A1" office:value-type="string">
            <text:p text:style-name="P18">Program 28</text:p>
            <text:p text:style-name="P7"/>
            <text:p text:style-name="P16">//what is output of <text:s/>following <text:s/>program?</text:p>
            <text:p text:style-name="P13"># include&lt;stdio.h&gt;</text:p>
            <text:p text:style-name="P13">int main( )</text:p>
            <text:p text:style-name="P13">{</text:p>
            <text:p text:style-name="P13"><text:s text:c="9"/>int i = 6;</text:p>
            <text:p text:style-name="P37"><text:span text:style-name="T9"><text:s text:c="9"/>if( <text:s/>((++i &lt; 7)&amp;&amp;( <text:s/>i++/6)) <text:s/></text:span><text:span text:style-name="T7">|| </text:span><text:span text:style-name="T9"><text:s/>(++i&lt;=9) );</text:span></text:p>
            <text:p text:style-name="P13"><text:s text:c="9"/>printf(“%d\n”,i);</text:p>
            <text:p text:style-name="P13"><text:s text:c="9"/>getch ( );</text:p>
            <text:p text:style-name="P13"><text:s text:c="9"/>return 0;</text:p>
            <text:p text:style-name="P13">}</text:p>
          </table:table-cell>
        </table:table-row>
      </table:table>
      <text:p text:style-name="P2"/>
      <text:p text:style-name="P2"/>
      <text:p text:style-name="P2"/>
      <text:p text:style-name="P2"/>
      <text:p text:style-name="P4"/>
      <text:p text:style-name="P4">C Operator Precedence Table:</text:p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4">category</text:p>
          </table:table-cell>
          <table:table-cell table:style-name="Table11.A1" office:value-type="string">
            <text:p text:style-name="P24">Operator</text:p>
          </table:table-cell>
          <table:table-cell table:style-name="Table11.A1" office:value-type="string">
            <text:p text:style-name="P24">Associativity</text:p>
          </table:table-cell>
        </table:table-row>
        <table:table-row table:style-name="Table11.1">
          <table:table-cell table:style-name="Table11.A1" office:value-type="string">
            <text:p text:style-name="P21">Postfix</text:p>
          </table:table-cell>
          <table:table-cell table:style-name="Table11.A1" office:value-type="string">
            <text:p text:style-name="P21">() [] -&gt; . ++ - -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38">Unary </text:p>
          </table:table-cell>
          <table:table-cell table:style-name="Table11.A1" office:value-type="string">
            <text:p text:style-name="P21">+ - ! ~ ++(type)* &amp; size of ( )</text:p>
          </table:table-cell>
          <table:table-cell table:style-name="Table11.A1" office:value-type="string">
            <text:p text:style-name="P21">Right to left</text:p>
          </table:table-cell>
        </table:table-row>
        <table:table-row table:style-name="Table11.1">
          <table:table-cell table:style-name="Table11.A1" office:value-type="string">
            <text:p text:style-name="P21">Multiplicative</text:p>
          </table:table-cell>
          <table:table-cell table:style-name="Table11.A1" office:value-type="string">
            <text:p text:style-name="P21">* / %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38">Additive</text:p>
          </table:table-cell>
          <table:table-cell table:style-name="Table11.A1" office:value-type="string">
            <text:p text:style-name="P21">+ -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38">Shift</text:p>
          </table:table-cell>
          <table:table-cell table:style-name="Table11.A1" office:value-type="string">
            <text:p text:style-name="P21">&lt;&lt; &gt;&gt;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38">Relational</text:p>
          </table:table-cell>
          <table:table-cell table:style-name="Table11.A1" office:value-type="string">
            <text:p text:style-name="P21">&lt;&lt; =&gt;&gt; =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38">Equality</text:p>
          </table:table-cell>
          <table:table-cell table:style-name="Table11.A1" office:value-type="string">
            <text:p text:style-name="P21">==! =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38">Bitwise AND</text:p>
          </table:table-cell>
          <table:table-cell table:style-name="Table11.A1" office:value-type="string">
            <text:p text:style-name="P21">&amp;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38">Bitwise XOR</text:p>
          </table:table-cell>
          <table:table-cell table:style-name="Table11.A1" office:value-type="string">
            <text:p text:style-name="P21">^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38">Bitwise OR</text:p>
          </table:table-cell>
          <table:table-cell table:style-name="Table11.A1" office:value-type="string">
            <text:p text:style-name="P21">l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21">Logical AND</text:p>
          </table:table-cell>
          <table:table-cell table:style-name="Table11.A1" office:value-type="string">
            <text:p text:style-name="P21">&amp;&amp;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21">Logical OR</text:p>
          </table:table-cell>
          <table:table-cell table:style-name="Table11.A1" office:value-type="string">
            <text:p text:style-name="P21">ll</text:p>
          </table:table-cell>
          <table:table-cell table:style-name="Table11.A1" office:value-type="string">
            <text:p text:style-name="P21">Left to right</text:p>
          </table:table-cell>
        </table:table-row>
        <table:table-row table:style-name="Table11.1">
          <table:table-cell table:style-name="Table11.A1" office:value-type="string">
            <text:p text:style-name="P21">Conditional</text:p>
          </table:table-cell>
          <table:table-cell table:style-name="Table11.A1" office:value-type="string">
            <text:p text:style-name="P21">?:</text:p>
          </table:table-cell>
          <table:table-cell table:style-name="Table11.A1" office:value-type="string">
            <text:p text:style-name="P21">Right to left</text:p>
          </table:table-cell>
        </table:table-row>
        <table:table-row table:style-name="Table11.1">
          <table:table-cell table:style-name="Table11.A1" office:value-type="string">
            <text:p text:style-name="P22">Assignment</text:p>
          </table:table-cell>
          <table:table-cell table:style-name="Table11.A1" office:value-type="string">
            <text:p text:style-name="P21">=+= - =*=/=%=&gt;&gt;=&lt;&lt;=&amp;=^= l=</text:p>
          </table:table-cell>
          <table:table-cell table:style-name="Table11.A1" office:value-type="string">
            <text:p text:style-name="P21">Right to left</text:p>
          </table:table-cell>
        </table:table-row>
        <table:table-row table:style-name="Table11.1">
          <table:table-cell table:style-name="Table11.A1" office:value-type="string">
            <text:p text:style-name="P22">Comma</text:p>
          </table:table-cell>
          <table:table-cell table:style-name="Table11.A1" office:value-type="string">
            <text:p text:style-name="P21">,</text:p>
          </table:table-cell>
          <table:table-cell table:style-name="Table11.A1" office:value-type="string">
            <text:p text:style-name="P21">Left to right</text:p>
          </table:table-cell>
        </table:table-row>
      </table:table>
      <text:p text:style-name="P18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C Pointers &amp; Array</text:p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18">Program 1</text:p>
            <text:p text:style-name="P30"/>
            <text:p text:style-name="P15">// What will be the output?</text:p>
            <text:p text:style-name="P11">#include “stdio.h”</text:p>
            <text:p text:style-name="P11"/>
            <text:p text:style-name="P11">int main()</text:p>
            <text:p text:style-name="P11">{</text:p>
            <text:p text:style-name="P11"><text:s text:c="11"/>char *p;</text:p>
            <text:p text:style-name="P11"><text:s text:c="11"/>printf(“%d %d ”, sizeof(*p) , sizeof(p));</text:p>
            <text:p text:style-name="P11"><text:s text:c="11"/>getch();</text:p>
            <text:p text:style-name="P11"><text:s text:c="11"/>return 0;</text:p>
            <text:p text:style-name="P11">}</text:p>
            <text:p text:style-name="P11"/>
            <text:p text:style-name="P18"/>
          </table:table-cell>
          <table:table-cell table:style-name="Table12.A1" office:value-type="string">
            <text:p text:style-name="P18">Program 2</text:p>
            <text:p text:style-name="P18"/>
            <text:p text:style-name="P15">//point of error / output</text:p>
            <text:p text:style-name="P11"/>
            <text:p text:style-name="P11">#include “stdio.h”</text:p>
            <text:p text:style-name="P11">int main()</text:p>
            <text:p text:style-name="P11">{</text:p>
            <text:p text:style-name="P11"><text:s text:c="10"/>int arr[] = {1,2,3,4,5};</text:p>
            <text:p text:style-name="P11"><text:s text:c="10"/>printf(“%d %d %d”, sizeof(arr), sizeof(*arr), <text:s text:c="14"/></text:p>
            <text:p text:style-name="P11"><text:s text:c="43"/>sizeof(arr[0]));</text:p>
            <text:p text:style-name="P11"><text:s text:c="10"/>getch();</text:p>
            <text:p text:style-name="P11">}</text:p>
          </table:table-cell>
        </table:table-row>
        <table:table-row table:style-name="Table12.1">
          <table:table-cell table:style-name="Table12.A1" office:value-type="string">
            <text:p text:style-name="P18">Program 3</text:p>
            <text:p text:style-name="P33"/>
            <text:p text:style-name="P15">//What will be the output</text:p>
            <text:p text:style-name="P15"/>
            <text:p text:style-name="P11">#include &lt;stdio.h&gt;</text:p>
            <text:p text:style-name="P11"><text:s/></text:p>
            <text:p text:style-name="P11">int main()</text:p>
            <text:p text:style-name="P11">{</text:p>
            <text:p text:style-name="P11"><text:s text:c="9"/>printf(“%x”, main);</text:p>
            <text:p text:style-name="P11"><text:s text:c="9"/>getch();</text:p>
            <text:p text:style-name="P11"><text:s text:c="9"/>return 0;</text:p>
            <text:p text:style-name="P11">}</text:p>
          </table:table-cell>
          <table:table-cell table:style-name="Table12.A1" office:value-type="string">
            <text:p text:style-name="P18">Program 4</text:p>
            <text:p text:style-name="P31"/>
            <text:p text:style-name="P11">#include “stdio.h”</text:p>
            <text:p text:style-name="P11"/>
            <text:p text:style-name="P11">void fun(char * ptr)</text:p>
            <text:p text:style-name="P11">{</text:p>
            <text:p text:style-name="P11"><text:s text:c="10"/>ptr = “Hello”;</text:p>
            <text:p text:style-name="P11">}</text:p>
            <text:p text:style-name="P31"/>
            <text:p text:style-name="P11">int main()</text:p>
            <text:p text:style-name="P11">{</text:p>
            <text:p text:style-name="P11"><text:s text:c="9"/>char * ptr = “HI”;</text:p>
            <text:p text:style-name="P11"><text:soft-page-break/><text:s text:c="9"/>fun(&amp;ptr);</text:p>
            <text:p text:style-name="P11"><text:s text:c="9"/>printf(“%s”, ptr);</text:p>
            <text:p text:style-name="P11"><text:s text:c="9"/>getch();</text:p>
            <text:p text:style-name="P11"><text:s text:c="9"/>return 0;</text:p>
            <text:p text:style-name="P11">}</text:p>
          </table:table-cell>
        </table:table-row>
        <table:table-row table:style-name="Table12.1">
          <table:table-cell table:style-name="Table12.A1" office:value-type="string">
            <text:p text:style-name="P17">Program 5</text:p>
            <text:p text:style-name="P15"/>
            <text:p text:style-name="P15">//what will be the output?</text:p>
            <text:p text:style-name="P11"/>
            <text:p text:style-name="P11">#include &lt;stdio.h&gt;</text:p>
            <text:p text:style-name="P11">main()</text:p>
            <text:p text:style-name="P11">{</text:p>
            <text:p text:style-name="P11"><text:s text:c="8"/>char *p;</text:p>
            <text:p text:style-name="P11"><text:s text:c="8"/>p=”Hello”;</text:p>
            <text:p text:style-name="P11"><text:s text:c="8"/>printf(“%c\n”,*&amp;*p);</text:p>
            <text:p text:style-name="P11"><text:s text:c="8"/>getch();</text:p>
            <text:p text:style-name="P11"><text:s text:c="8"/>return 0;</text:p>
            <text:p text:style-name="P11">}</text:p>
          </table:table-cell>
          <table:table-cell table:style-name="Table12.A1" office:value-type="string">
            <text:p text:style-name="P17">Program 6</text:p>
            <text:p text:style-name="P31"/>
            <text:p text:style-name="P11">#include “stdio.h”</text:p>
            <text:p text:style-name="P31"/>
            <text:p text:style-name="P11">void fun(int arr[5])</text:p>
            <text:p text:style-name="P11">{</text:p>
            <text:p text:style-name="P11"><text:s text:c="9"/>printf(“%d”, sizeof(arr));</text:p>
            <text:p text:style-name="P11">}</text:p>
            <text:p text:style-name="P31"/>
            <text:p text:style-name="P11">int main()</text:p>
            <text:p text:style-name="P11">{</text:p>
            <text:p text:style-name="P11"><text:s text:c="10"/>int arr[5] = {0,1,2,3,4};</text:p>
            <text:p text:style-name="P11"><text:s text:c="10"/>printf(“%d ”,sizeof(arr));</text:p>
            <text:p text:style-name="P11"><text:s text:c="10"/>fun(arr);</text:p>
            <text:p text:style-name="P11"><text:s text:c="10"/>getch();</text:p>
            <text:p text:style-name="P11"><text:s text:c="10"/>return 0;</text:p>
            <text:p text:style-name="P11">}</text:p>
          </table:table-cell>
        </table:table-row>
      </table:table>
      <text:p text:style-name="P2"/>
      <text:p text:style-name="P2"/>
      <text:p text:style-name="P2"/>
      <text:p text:style-name="P2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17">Program 7</text:p>
            <text:p text:style-name="P15"/>
            <text:p text:style-name="P15">// Do you see any compile time error?</text:p>
            <text:p text:style-name="P11"/>
            <text:p text:style-name="P11">#include “stdio.h”</text:p>
            <text:p text:style-name="P11"/>
            <text:p text:style-name="P11">int main()</text:p>
            <text:p text:style-name="P11">{</text:p>
            <text:p text:style-name="P11"><text:s text:c="9"/>int i = 10;</text:p>
            <text:p text:style-name="P11"><text:s text:c="9"/>int *ptr = &amp;i;</text:p>
            <text:p text:style-name="P11"><text:s text:c="9"/>void *vptr = ptr;</text:p>
            <text:p text:style-name="P11"><text:s text:c="9"/>(*ptr)++;</text:p>
            <text:p text:style-name="P11"><text:s text:c="9"/>vptr++;</text:p>
            <text:p text:style-name="P11"><text:s text:c="9"/>printf(“%d ”,i);</text:p>
            <text:p text:style-name="P11"><text:s text:c="9"/>getch();</text:p>
            <text:p text:style-name="P11"><text:s text:c="9"/>return 0;</text:p>
            <text:p text:style-name="P11">}</text:p>
          </table:table-cell>
          <table:table-cell table:style-name="Table13.A1" office:value-type="string">
            <text:p text:style-name="P17">Program 8</text:p>
            <text:p text:style-name="P15"/>
            <text:p text:style-name="P15">// Do you see any compile time error?</text:p>
            <text:p text:style-name="P11">#include “stdio.h”</text:p>
            <text:p text:style-name="P11">void fun(int arr[1])</text:p>
            <text:p text:style-name="P11">{</text:p>
            <text:p text:style-name="P11"><text:s text:c="9"/>arr[4] = 5;</text:p>
            <text:p text:style-name="P11">}</text:p>
            <text:p text:style-name="P11"/>
            <text:p text:style-name="P11">int main()</text:p>
            <text:p text:style-name="P11">{</text:p>
            <text:p text:style-name="P11"><text:s text:c="8"/>int arr[5] = {0,1,2,3,4};</text:p>
            <text:p text:style-name="P11"><text:s text:c="8"/>fun(arr);</text:p>
            <text:p text:style-name="P11"><text:s text:c="8"/>printf(“%d ”,arr[4]);</text:p>
            <text:p text:style-name="P11"><text:s text:c="8"/>getch();</text:p>
            <text:p text:style-name="P11"><text:s text:c="8"/>return 0;</text:p>
            <text:p text:style-name="P11">}</text:p>
          </table:table-cell>
        </table:table-row>
        <table:table-row table:style-name="Table13.1">
          <table:table-cell table:style-name="Table13.A1" office:value-type="string">
            <text:p text:style-name="P17">Program 9</text:p>
            <text:p text:style-name="P15"/>
            <text:p text:style-name="P15">// Do you see any compile time error?</text:p>
            <text:p text:style-name="P15"/>
            <text:p text:style-name="P11">#include “stdio.h”</text:p>
            <text:p text:style-name="P11"/>
            <text:p text:style-name="P11">int main()</text:p>
            <text:p text:style-name="P11">{</text:p>
            <text:p text:style-name="P11"><text:s text:c="12"/>extern int str[];</text:p>
            <text:p text:style-name="P11"><text:s text:c="12"/>printf(“%d”, sizeof(str));</text:p>
            <text:p text:style-name="P11"><text:s text:c="12"/>getch();</text:p>
            <text:p text:style-name="P11"><text:soft-page-break/><text:s text:c="12"/>return 0;</text:p>
            <text:p text:style-name="P11">}</text:p>
          </table:table-cell>
          <table:table-cell table:style-name="Table13.A1" office:value-type="string">
            <text:p text:style-name="P18">Program 10</text:p>
            <text:p text:style-name="P16">// Do you see any compile time error?</text:p>
            <text:p text:style-name="P13"/>
            <text:p text:style-name="P13"># include “stdio.h”</text:p>
            <text:p text:style-name="P13">int main()</text:p>
            <text:p text:style-name="P13">{</text:p>
            <text:p text:style-name="P13"><text:s text:c="9"/>extern int str[ ];</text:p>
            <text:p text:style-name="P13"><text:s text:c="9"/>printf(“%d”,size of(str[0])) ;</text:p>
            <text:p text:style-name="P13"><text:s text:c="9"/>getch( );</text:p>
            <text:p text:style-name="P13"><text:s text:c="9"/>return 0;</text:p>
            <text:p text:style-name="P13">}</text:p>
            <text:p text:style-name="P23"><text:soft-page-break/></text:p>
          </table:table-cell>
        </table:table-row>
        <table:table-row table:style-name="Table13.1">
          <table:table-cell table:style-name="Table13.A1" office:value-type="string">
            <text:p text:style-name="P18">Program 11 </text:p>
            <text:p text:style-name="P7"/>
            <text:p text:style-name="P15">//Do you see any compile time error?</text:p>
            <text:p text:style-name="P11"># include “stdio.h”</text:p>
            <text:p text:style-name="P11"/>
            <text:p text:style-name="P11">int main()</text:p>
            <text:p text:style-name="P11">{</text:p>
            <text:p text:style-name="P11"><text:s text:c="11"/>int arr[2][3]={</text:p>
            <text:p text:style-name="P11"><text:s text:c="37"/>0,1,2,</text:p>
            <text:p text:style-name="P11"><text:s text:c="37"/>3,4,5</text:p>
            <text:p text:style-name="P11"><text:s text:c="30"/>};</text:p>
            <text:p text:style-name="P11"><text:s text:c="11"/>int *ptr = arr;</text:p>
            <text:p text:style-name="P11"><text:s text:c="11"/>int (*pptr)[3] = arr;</text:p>
            <text:p text:style-name="P11"><text:s text:c="11"/>printf(“%x <text:s/>%x <text:s/>%x\n”,arr ,ptr ,pptr);</text:p>
            <text:p text:style-name="P11"><text:s text:c="11"/>ptr++;</text:p>
            <text:p text:style-name="P11"><text:s text:c="11"/>pptr++;</text:p>
            <text:p text:style-name="P11"><text:s text:c="11"/>printf(“%x <text:s/>%x <text:s/>%x”,arr ,ptr ,pptr);</text:p>
            <text:p text:style-name="P11"/>
            <text:p text:style-name="P11"><text:s text:c="11"/>getch();</text:p>
            <text:p text:style-name="P11"><text:s text:c="11"/>return 0;</text:p>
            <text:p text:style-name="P11">}</text:p>
            <text:p text:style-name="P17"/>
          </table:table-cell>
          <table:table-cell table:style-name="Table13.A1" office:value-type="string">
            <text:p text:style-name="P18">Program 12</text:p>
            <text:p text:style-name="P7"/>
            <text:p text:style-name="P15">// Point of error /output</text:p>
            <text:p text:style-name="P11"/>
            <text:p text:style-name="P11">#include “stdio.h”</text:p>
            <text:p text:style-name="P11"/>
            <text:p text:style-name="P11">int main()</text:p>
            <text:p text:style-name="P11">{</text:p>
            <text:p text:style-name="P11"><text:s text:c="8"/>int i = 5;</text:p>
            <text:p text:style-name="P11"><text:s text:c="8"/>int j = 6;</text:p>
            <text:p text:style-name="P11"><text:s text:c="8"/>int k = 7;</text:p>
            <text:p text:style-name="P11"/>
            <text:p text:style-name="P11"><text:s text:c="8"/>int *ptr = &amp;k;</text:p>
            <text:p text:style-name="P11"><text:s text:c="8"/>printf(“%d”, *ptr);</text:p>
            <text:p text:style-name="P11"><text:s text:c="8"/>printf(“%d”, *(++ptr));</text:p>
            <text:p text:style-name="P11"><text:s text:c="8"/>printf(“%d”, *(++ptr));</text:p>
            <text:p text:style-name="P11"><text:s text:c="8"/>getch();</text:p>
            <text:p text:style-name="P11">}</text:p>
            <text:p text:style-name="P18"/>
          </table:table-cell>
        </table:table-row>
      </table:table>
      <text:p text:style-name="P2"/>
      <text:p text:style-name="P2"/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18">Program 13</text:p>
            <text:p text:style-name="P7"/>
            <text:p text:style-name="P15">// Point of error /output</text:p>
            <text:p text:style-name="P11">#include &lt;stdio.h&gt;</text:p>
            <text:p text:style-name="P11">int main( )</text:p>
            <text:p text:style-name="P11">{</text:p>
            <text:p text:style-name="P11"><text:s text:c="9"/>int i = 5;</text:p>
            <text:p text:style-name="P11"><text:s text:c="9"/>int j = 6;</text:p>
            <text:p text:style-name="P11"><text:s text:c="9"/>int k = 7;</text:p>
            <text:p text:style-name="P11"/>
            <text:p text:style-name="P11"><text:s text:c="9"/>int *ptr = <text:s/>&amp;k;</text:p>
            <text:p text:style-name="P11"><text:s text:c="9"/>printf(“%d”,*ptr);</text:p>
            <text:p text:style-name="P11"><text:s text:c="9"/>printf(“%d”,*(ptr++) );</text:p>
            <text:p text:style-name="P11"><text:s text:c="9"/>printf(“%d”,*(++ptr) );</text:p>
            <text:p text:style-name="P11"><text:s text:c="9"/>getch( );</text:p>
            <text:p text:style-name="P11">}</text:p>
            <text:p text:style-name="P23"/>
          </table:table-cell>
          <table:table-cell table:style-name="Table14.A1" office:value-type="string">
            <text:p text:style-name="P18">Program 14</text:p>
            <text:p text:style-name="P7"/>
            <text:p text:style-name="P15">// Point of error /output</text:p>
            <text:p text:style-name="P11">#include &lt;stdio.h&gt;</text:p>
            <text:p text:style-name="P11">int main()</text:p>
            <text:p text:style-name="P11">{</text:p>
            <text:p text:style-name="P11"><text:s text:c="10"/>int i = 5;</text:p>
            <text:p text:style-name="P11"><text:s text:c="10"/>int j = 6;</text:p>
            <text:p text:style-name="P11"><text:s text:c="10"/>int k = 7;</text:p>
            <text:p text:style-name="P11"/>
            <text:p text:style-name="P11"><text:s text:c="10"/>int *ptr = &amp;k;</text:p>
            <text:p text:style-name="P11"><text:s text:c="10"/>printf(“%d”,(*ptr) );</text:p>
            <text:p text:style-name="P11"><text:s text:c="10"/>printf(“%d”,(*ptr)++);</text:p>
            <text:p text:style-name="P11"><text:s text:c="10"/>printf(“%d”,++(*ptr) );</text:p>
            <text:p text:style-name="P11"><text:s text:c="10"/>getch();</text:p>
            <text:p text:style-name="P11">}</text:p>
            <text:p text:style-name="P23"/>
          </table:table-cell>
        </table:table-row>
        <table:table-row table:style-name="Table14.1">
          <table:table-cell table:style-name="Table14.A1" office:value-type="string">
            <text:p text:style-name="P18">Program 15</text:p>
            <text:p text:style-name="P7"/>
            <text:p text:style-name="P15">// Point of error /output</text:p>
            <text:p text:style-name="P11">#include “stdio.h”</text:p>
            <text:p text:style-name="P11">int main( )</text:p>
            <text:p text:style-name="P11">{</text:p>
            <text:p text:style-name="P11"><text:s text:c="9"/>int i = 5;</text:p>
            <text:p text:style-name="P11"><text:s text:c="9"/>int j = 6;</text:p>
            <text:p text:style-name="P11"><text:s text:c="9"/>int k = 7;</text:p>
            <text:p text:style-name="P11"/>
            <text:p text:style-name="P11"><text:s text:c="9"/>int *ptr = <text:s/>&amp;k;</text:p>
            <text:p text:style-name="P11"><text:s text:c="9"/>printf(“%d”, *ptr);</text:p>
            <text:p text:style-name="P11"><text:soft-page-break/><text:s text:c="9"/>printf(“%d”, *ptr++);</text:p>
            <text:p text:style-name="P11"><text:s text:c="9"/>printf(“%d”, ++*ptr);</text:p>
            <text:p text:style-name="P11"><text:s text:c="9"/>getch( );</text:p>
            <text:p text:style-name="P11">}</text:p>
            <text:p text:style-name="P23"/>
          </table:table-cell>
          <table:table-cell table:style-name="Table14.A1" office:value-type="string">
            <text:p text:style-name="P18">Program 16</text:p>
            <text:p text:style-name="P11">// Output ?</text:p>
            <text:p text:style-name="P11"/>
            <text:p text:style-name="P11">#include &lt;stdio.h&gt;</text:p>
            <text:p text:style-name="P11">int main()</text:p>
            <text:p text:style-name="P11">{</text:p>
            <text:p text:style-name="P11"><text:s text:c="9"/>printf(“%d %d”,sizeof(NULL),sizeof(“”));</text:p>
            <text:p text:style-name="P11"><text:s text:c="9"/>getch();</text:p>
            <text:p text:style-name="P11">}</text:p>
            <text:p text:style-name="P2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BookAntiqua" svg:font-family="BookAntiqu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Antiqua1" svg:font-family="BookAntiqu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ungsuh" svg:font-family="Gungsuh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IN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Calibri1" style:font-family-asian="Calibri" style:font-family-generic-asian="system" style:font-pitch-asian="variable" style:language-asian="en" style:country-asian="IN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IN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ext_5f_exposed_5f_hide2" style:display-name="text_exposed_hide2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5a5a5a" draw:opacity="50%"/>
      <style:text-properties style:font-name="Arial Black" fo:font-size="1pt"/>
    </style:style>
    <style:style style:name="MT1" style:family="text">
      <style:text-properties style:font-name="Arial Black" fo:font-size="1pt"/>
    </style:style>
    <style:style style:name="Mgr1" style:family="graphic">
      <style:graphic-properties draw:stroke="none" svg:stroke-width="0cm" draw:fill="solid" draw:fill-color="#5a5a5a" draw:opacity="50%" draw:textarea-vertical-align="top" draw:auto-grow-height="false" draw:auto-grow-width="false" fo:min-height="8.849cm" fo:min-width="15.644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89cm" fo:margin-bottom="2.251cm" fo:margin-left="1.752cm" fo:margin-right="1.4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custom-shape text:anchor-type="char" draw:z-index="0" draw:name="PowerPlusWaterMarkObject1556219766" draw:style-name="Mgr1" draw:text-style-name="MP1" svg:width="15.643cm" svg:height="8.848cm" draw:transform="rotate (0.785398163397448) translate (0.00176388888888889cm 11.0613472222222cm)"><text:p><text:span text:style-name="MT1">PGA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 User</meta:initial-creator>
    <meta:editing-cycles>6</meta:editing-cycles>
    <meta:print-date>2015-07-26T03:04:00</meta:print-date>
    <meta:creation-date>2019-08-19T05:37:00</meta:creation-date>
    <dc:date>2019-08-26T08:57:39.964104023</dc:date>
    <meta:editing-duration>PT1H1M3S</meta:editing-duration>
    <meta:generator>LibreOffice/6.0.7.3$Linux_X86_64 LibreOffice_project/00m0$Build-3</meta:generator>
    <meta:document-statistic meta:table-count="14" meta:image-count="0" meta:object-count="0" meta:page-count="15" meta:paragraph-count="981" meta:word-count="2471" meta:character-count="17282" meta:non-whitespace-character-count="102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